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style:font-name="FreeSans" officeooo:paragraph-rsid="00166451"/>
    </style:style>
    <style:style style:name="P2" style:family="paragraph" style:parent-style-name="Preformatted_20_Text">
      <style:text-properties style:font-name="FreeSans" officeooo:paragraph-rsid="001e1543"/>
    </style:style>
    <style:style style:name="P3" style:family="paragraph" style:parent-style-name="Preformatted_20_Text">
      <style:text-properties style:font-name="FreeSans" fo:font-size="8pt" fo:font-weight="bold" officeooo:paragraph-rsid="00166451" style:font-size-asian="8pt" style:font-weight-asian="bold" style:font-size-complex="8pt" style:font-weight-complex="bold"/>
    </style:style>
    <style:style style:name="P4" style:family="paragraph" style:parent-style-name="Preformatted_20_Text">
      <style:text-properties style:font-name="FreeSans" fo:font-size="8pt" fo:font-weight="bold" officeooo:rsid="00166451" officeooo:paragraph-rsid="00166451" style:font-size-asian="8pt" style:font-weight-asian="bold" style:font-size-complex="8pt" style:font-weight-complex="bold"/>
    </style:style>
    <style:style style:name="P5" style:family="paragraph" style:parent-style-name="Preformatted_20_Text">
      <style:text-properties style:font-name="FreeSans" officeooo:rsid="00166451" officeooo:paragraph-rsid="00166451"/>
    </style:style>
    <style:style style:name="P6" style:family="paragraph" style:parent-style-name="Preformatted_20_Text">
      <style:text-properties style:font-name="FreeSans" officeooo:rsid="00166451" officeooo:paragraph-rsid="001e1543"/>
    </style:style>
    <style:style style:name="P7" style:family="paragraph" style:parent-style-name="Preformatted_20_Text">
      <style:text-properties style:font-name="FreeSans" fo:font-size="9pt" fo:font-weight="bold" officeooo:rsid="00166451" officeooo:paragraph-rsid="00166451" style:font-size-asian="9pt" style:font-weight-asian="bold" style:font-size-complex="9pt" style:font-weight-complex="bold"/>
    </style:style>
    <style:style style:name="P8" style:family="paragraph" style:parent-style-name="Preformatted_20_Text">
      <style:text-properties style:font-name="FreeSans" officeooo:paragraph-rsid="002a52f3"/>
    </style:style>
    <style:style style:name="P9" style:family="paragraph" style:parent-style-name="Preformatted_20_Text">
      <style:text-properties style:font-name="FreeSans" officeooo:rsid="002a52f3" officeooo:paragraph-rsid="002a52f3"/>
    </style:style>
    <style:style style:name="P10" style:family="paragraph" style:parent-style-name="Preformatted_20_Text">
      <style:text-properties style:font-name="FreeSans" fo:font-weight="bold" officeooo:paragraph-rsid="00166451" style:font-weight-asian="bold" style:font-weight-complex="bold"/>
    </style:style>
    <style:style style:name="P11" style:family="paragraph" style:parent-style-name="Preformatted_20_Text">
      <style:paragraph-properties fo:text-align="center" style:justify-single-word="false"/>
      <style:text-properties style:font-name="FreeSans" fo:font-weight="bold" officeooo:paragraph-rsid="00166451" style:font-weight-asian="bold" style:font-weight-complex="bold"/>
    </style:style>
    <style:style style:name="P12" style:family="paragraph" style:parent-style-name="Preformatted_20_Text">
      <style:text-properties style:font-name="FreeSans" fo:font-weight="bold" officeooo:paragraph-rsid="0018b31a" style:font-weight-asian="bold" style:font-weight-complex="bold"/>
    </style:style>
    <style:style style:name="P13" style:family="paragraph" style:parent-style-name="Preformatted_20_Text">
      <style:paragraph-properties fo:text-align="center" style:justify-single-word="false"/>
      <style:text-properties style:font-name="FreeSans" fo:font-size="20pt" fo:font-weight="bold" officeooo:rsid="00166451" officeooo:paragraph-rsid="00166451" style:font-size-asian="20pt" style:font-weight-asian="bold" style:font-size-complex="20pt" style:font-weight-complex="bold"/>
    </style:style>
    <style:style style:name="P14" style:family="paragraph" style:parent-style-name="Preformatted_20_Text">
      <style:text-properties style:font-name="FreeSans" officeooo:paragraph-rsid="0059a201"/>
    </style:style>
    <style:style style:name="P15" style:family="paragraph" style:parent-style-name="Preformatted_20_Text">
      <style:paragraph-properties fo:text-align="center" style:justify-single-word="false"/>
      <style:text-properties style:font-name="FreeSans" fo:font-size="12pt" fo:font-weight="bold" officeooo:rsid="00451781" officeooo:paragraph-rsid="00451781" style:font-size-asian="12pt" style:font-weight-asian="bold" style:font-size-complex="12pt" style:font-weight-complex="bold"/>
    </style:style>
    <style:style style:name="P16" style:family="paragraph" style:parent-style-name="Preformatted_20_Text">
      <style:text-properties style:font-name="FreeSans" officeooo:rsid="0035fabe" officeooo:paragraph-rsid="0018b31a"/>
    </style:style>
    <style:style style:name="P17" style:family="paragraph" style:parent-style-name="Preformatted_20_Text">
      <style:text-properties style:font-name="FreeSans" officeooo:rsid="0035fabe" officeooo:paragraph-rsid="00166451"/>
    </style:style>
    <style:style style:name="P18" style:family="paragraph" style:parent-style-name="Preformatted_20_Text">
      <style:text-properties style:font-name="FreeSans" officeooo:rsid="0035fabe" officeooo:paragraph-rsid="00200b72"/>
    </style:style>
    <style:style style:name="P19" style:family="paragraph" style:parent-style-name="Preformatted_20_Text">
      <style:text-properties style:font-name="FreeSans" officeooo:rsid="0035fabe" officeooo:paragraph-rsid="002a52f3"/>
    </style:style>
    <style:style style:name="P20" style:family="paragraph" style:parent-style-name="Preformatted_20_Text">
      <style:text-properties style:font-name="FreeSans" officeooo:rsid="0037f20e" officeooo:paragraph-rsid="002a52f3"/>
    </style:style>
    <style:style style:name="P21" style:family="paragraph" style:parent-style-name="Preformatted_20_Text">
      <style:text-properties style:font-name="FreeSans" officeooo:rsid="0037f20e" officeooo:paragraph-rsid="002b62a7"/>
    </style:style>
    <style:style style:name="P22" style:family="paragraph" style:parent-style-name="Preformatted_20_Text">
      <style:text-properties style:font-name="FreeSans" officeooo:rsid="004ed635" officeooo:paragraph-rsid="002b9b95"/>
    </style:style>
    <style:style style:name="P23" style:family="paragraph" style:parent-style-name="Preformatted_20_Text">
      <style:paragraph-properties fo:text-align="center" style:justify-single-word="false"/>
      <style:text-properties fo:color="#dc2300" style:font-name="FreeSans" fo:font-weight="bold" officeooo:rsid="00166451" officeooo:paragraph-rsid="00612309" style:font-weight-asian="bold" style:font-weight-complex="bold"/>
    </style:style>
    <style:style style:name="P24" style:family="paragraph" style:parent-style-name="Preformatted_20_Text">
      <style:paragraph-properties fo:margin-left="0.4902in" fo:margin-right="0.4902in" fo:text-indent="0in" style:auto-text-indent="false"/>
      <style:text-properties style:font-name="FreeSans" fo:font-size="8pt" fo:font-weight="bold" officeooo:paragraph-rsid="00252aa5" style:font-size-asian="8pt" style:font-weight-asian="bold" style:font-size-complex="8pt" style:font-weight-complex="bold"/>
    </style:style>
    <style:style style:name="P25" style:family="paragraph" style:parent-style-name="Preformatted_20_Text">
      <style:paragraph-properties fo:margin-left="0.4902in" fo:margin-right="0.4902in" fo:text-indent="0in" style:auto-text-indent="false"/>
      <style:text-properties style:font-name="FreeSans" fo:font-size="8pt" fo:font-weight="bold" officeooo:paragraph-rsid="00166451" style:font-size-asian="8pt" style:font-weight-asian="bold" style:font-size-complex="8pt" style:font-weight-complex="bold"/>
    </style:style>
    <style:style style:name="P26" style:family="paragraph" style:parent-style-name="Preformatted_20_Text">
      <style:paragraph-properties fo:margin-left="0.4902in" fo:margin-right="0.4902in" fo:text-indent="0in" style:auto-text-indent="false"/>
      <style:text-properties style:font-name="FreeSans" fo:font-size="9pt" fo:font-weight="bold" officeooo:rsid="00166451" officeooo:paragraph-rsid="00166451" style:font-size-asian="9pt" style:font-weight-asian="bold" style:font-size-complex="9pt" style:font-weight-complex="bold"/>
    </style:style>
    <style:style style:name="P27" style:family="paragraph" style:parent-style-name="Preformatted_20_Text">
      <style:paragraph-properties fo:margin-left="0.4902in" fo:margin-right="0.4902in" fo:text-indent="0in" style:auto-text-indent="false"/>
      <style:text-properties style:font-name="FreeSans" officeooo:rsid="00166451" officeooo:paragraph-rsid="00166451"/>
    </style:style>
    <style:style style:name="P28" style:family="paragraph" style:parent-style-name="Preformatted_20_Text">
      <style:paragraph-properties fo:margin-left="0.4902in" fo:margin-right="0.4902in" fo:text-indent="0in" style:auto-text-indent="false"/>
      <style:text-properties style:font-name="FreeSans" officeooo:paragraph-rsid="002a52f3"/>
    </style:style>
    <style:style style:name="P29" style:family="paragraph" style:parent-style-name="Text_20_body" style:list-style-name="L1">
      <style:text-properties officeooo:paragraph-rsid="0064fba2"/>
    </style:style>
    <style:style style:name="P30" style:family="paragraph" style:parent-style-name="Text_20_body" style:list-style-name="L1">
      <style:text-properties fo:color="#c5000b" style:font-name="FreeSans" fo:font-size="10pt" fo:font-weight="bold" officeooo:rsid="003faa60" officeooo:paragraph-rsid="0064fba2" style:font-size-asian="10pt" style:font-weight-asian="bold" style:font-size-complex="10pt" style:font-weight-complex="bold"/>
    </style:style>
    <style:style style:name="P31" style:family="paragraph" style:parent-style-name="Preformatted_20_Text" style:list-style-name="L1">
      <style:text-properties officeooo:paragraph-rsid="0064fba2"/>
    </style:style>
    <style:style style:name="P32" style:family="paragraph" style:parent-style-name="Preformatted_20_Text" style:list-style-name="L2">
      <style:text-properties officeooo:paragraph-rsid="0018b31a"/>
    </style:style>
    <style:style style:name="P33" style:family="paragraph" style:parent-style-name="Preformatted_20_Text" style:list-style-name="L2">
      <style:text-properties style:font-name="FreeSans" officeooo:rsid="0018b31a" officeooo:paragraph-rsid="0018b31a"/>
    </style:style>
    <style:style style:name="P34" style:family="paragraph" style:parent-style-name="Preformatted_20_Text" style:list-style-name="L11">
      <style:text-properties style:font-name="FreeSans" officeooo:rsid="0018b31a" officeooo:paragraph-rsid="006e6298"/>
    </style:style>
    <style:style style:name="P35" style:family="paragraph" style:parent-style-name="Preformatted_20_Text" style:list-style-name="L2">
      <style:text-properties style:font-name="FreeSans" officeooo:rsid="00618b25" officeooo:paragraph-rsid="006e6298"/>
    </style:style>
    <style:style style:name="P36" style:family="paragraph" style:parent-style-name="Preformatted_20_Text" style:list-style-name="L3">
      <style:text-properties style:font-name="FreeSans" officeooo:paragraph-rsid="0050c21e"/>
    </style:style>
    <style:style style:name="P37" style:family="paragraph" style:parent-style-name="Preformatted_20_Text" style:list-style-name="L3">
      <style:text-properties style:font-name="FreeSans" officeooo:paragraph-rsid="00166451"/>
    </style:style>
    <style:style style:name="P38" style:family="paragraph" style:parent-style-name="Preformatted_20_Text" style:list-style-name="L3">
      <style:text-properties style:font-name="FreeSans" officeooo:rsid="00166451" officeooo:paragraph-rsid="00166451"/>
    </style:style>
    <style:style style:name="P39" style:family="paragraph" style:parent-style-name="Preformatted_20_Text" style:list-style-name="L3">
      <style:text-properties style:font-name="FreeSans" fo:font-size="9pt" fo:font-weight="bold" officeooo:rsid="00166451" officeooo:paragraph-rsid="00166451" style:font-size-asian="9pt" style:font-weight-asian="bold" style:font-size-complex="9pt" style:font-weight-complex="bold"/>
    </style:style>
    <style:style style:name="P40" style:family="paragraph" style:parent-style-name="Preformatted_20_Text" style:list-style-name="L3">
      <style:text-properties style:font-name="FreeSans" fo:font-size="9pt" fo:font-weight="bold" officeooo:rsid="00166451" officeooo:paragraph-rsid="0050c21e" style:font-size-asian="9pt" style:font-weight-asian="bold" style:font-size-complex="9pt" style:font-weight-complex="bold"/>
    </style:style>
    <style:style style:name="P41" style:family="paragraph" style:parent-style-name="Preformatted_20_Text" style:list-style-name="L3">
      <style:text-properties style:font-name="FreeSans" fo:font-size="9pt" fo:font-weight="bold" officeooo:rsid="00166451" officeooo:paragraph-rsid="001c563a" style:font-size-asian="9pt" style:font-weight-asian="bold" style:font-size-complex="9pt" style:font-weight-complex="bold"/>
    </style:style>
    <style:style style:name="P42" style:family="paragraph" style:parent-style-name="Preformatted_20_Text" style:list-style-name="L3">
      <style:text-properties style:font-name="FreeSans" fo:font-size="9pt" fo:font-weight="bold" officeooo:rsid="0030e72e" officeooo:paragraph-rsid="001c563a" style:font-size-asian="9pt" style:font-weight-asian="bold" style:font-size-complex="9pt" style:font-weight-complex="bold"/>
    </style:style>
    <style:style style:name="P43" style:family="paragraph" style:parent-style-name="Preformatted_20_Text" style:list-style-name="L3">
      <style:text-properties style:font-name="FreeSans" fo:font-size="9pt" fo:font-weight="bold" officeooo:rsid="0030e72e" officeooo:paragraph-rsid="0030e72e" style:font-size-asian="9pt" style:font-weight-asian="bold" style:font-size-complex="9pt" style:font-weight-complex="bold"/>
    </style:style>
    <style:style style:name="P44" style:family="paragraph" style:parent-style-name="Preformatted_20_Text" style:list-style-name="L5">
      <style:text-properties style:font-name="FreeSans" officeooo:rsid="005c0445" officeooo:paragraph-rsid="005c0445"/>
    </style:style>
    <style:style style:name="P45" style:family="paragraph" style:parent-style-name="Preformatted_20_Text" style:list-style-name="L6">
      <style:text-properties style:font-name="FreeSans" officeooo:rsid="002a52f3" officeooo:paragraph-rsid="002a52f3"/>
    </style:style>
    <style:style style:name="P46" style:family="paragraph" style:parent-style-name="Preformatted_20_Text" style:list-style-name="L7">
      <style:text-properties style:font-name="FreeSans" officeooo:rsid="002a52f3" officeooo:paragraph-rsid="002a52f3"/>
    </style:style>
    <style:style style:name="P47" style:family="paragraph" style:parent-style-name="Preformatted_20_Text" style:list-style-name="L8">
      <style:text-properties style:font-name="FreeSans" officeooo:rsid="002a52f3" officeooo:paragraph-rsid="002a52f3"/>
    </style:style>
    <style:style style:name="P48" style:family="paragraph" style:parent-style-name="Preformatted_20_Text" style:list-style-name="L6">
      <style:text-properties style:font-name="FreeSans" fo:font-size="10pt" fo:font-weight="normal" officeooo:rsid="002d20a4" officeooo:paragraph-rsid="002d20a4" style:font-size-asian="8.75pt" style:font-weight-asian="normal" style:font-size-complex="10pt" style:font-weight-complex="normal"/>
    </style:style>
    <style:style style:name="P49" style:family="paragraph" style:parent-style-name="Preformatted_20_Text" style:list-style-name="L6">
      <style:text-properties style:font-name="FreeSans" fo:font-size="10pt" fo:font-weight="normal" officeooo:rsid="002a52f3" officeooo:paragraph-rsid="002d20a4" style:font-size-asian="8.75pt" style:font-weight-asian="normal" style:font-size-complex="10pt" style:font-weight-complex="normal"/>
    </style:style>
    <style:style style:name="P50" style:family="paragraph" style:parent-style-name="Preformatted_20_Text" style:list-style-name="L6">
      <style:text-properties style:font-name="FreeSans" fo:font-size="10pt" fo:font-weight="normal" officeooo:rsid="002a52f3" officeooo:paragraph-rsid="002a52f3" style:font-size-asian="8.75pt" style:font-weight-asian="normal" style:font-size-complex="10pt" style:font-weight-complex="normal"/>
    </style:style>
    <style:style style:name="P51" style:family="paragraph" style:parent-style-name="Preformatted_20_Text" style:list-style-name="L6">
      <style:text-properties style:font-name="FreeSans" fo:font-size="10pt" fo:font-weight="normal" officeooo:rsid="002a52f3" officeooo:paragraph-rsid="002d20a4" style:font-size-asian="10pt" style:font-weight-asian="normal" style:font-size-complex="10pt" style:font-weight-complex="normal"/>
    </style:style>
    <style:style style:name="P52" style:family="paragraph" style:parent-style-name="Preformatted_20_Text" style:list-style-name="L6">
      <style:text-properties style:font-name="FreeSans" officeooo:paragraph-rsid="002a52f3"/>
    </style:style>
    <style:style style:name="P53" style:family="paragraph" style:parent-style-name="Preformatted_20_Text" style:list-style-name="L8">
      <style:text-properties style:font-name="FreeSans" officeooo:paragraph-rsid="002a52f3"/>
    </style:style>
    <style:style style:name="P54" style:family="paragraph" style:parent-style-name="Preformatted_20_Text" style:list-style-name="L8">
      <style:text-properties style:font-name="FreeSans" officeooo:paragraph-rsid="002bc84c"/>
    </style:style>
    <style:style style:name="P55" style:family="paragraph" style:parent-style-name="Preformatted_20_Text" style:list-style-name="L8">
      <style:text-properties style:font-name="FreeSans" officeooo:paragraph-rsid="002b62a7"/>
    </style:style>
    <style:style style:name="P56" style:family="paragraph" style:parent-style-name="Preformatted_20_Text" style:list-style-name="L8">
      <style:text-properties style:font-name="FreeSans" officeooo:rsid="002b62a7" officeooo:paragraph-rsid="0060c954"/>
    </style:style>
    <style:style style:name="P57" style:family="paragraph" style:parent-style-name="Preformatted_20_Text" style:list-style-name="L9">
      <style:text-properties style:font-name="FreeSans" officeooo:rsid="002b62a7" officeooo:paragraph-rsid="002b62a7"/>
    </style:style>
    <style:style style:name="P58" style:family="paragraph" style:parent-style-name="Preformatted_20_Text" style:list-style-name="L9">
      <style:text-properties style:font-name="FreeSans" officeooo:paragraph-rsid="002b62a7"/>
    </style:style>
    <style:style style:name="P59" style:family="paragraph" style:parent-style-name="Preformatted_20_Text" style:list-style-name="L9">
      <style:text-properties style:font-name="FreeSans" officeooo:paragraph-rsid="002b9b95"/>
    </style:style>
    <style:style style:name="P60" style:family="paragraph" style:parent-style-name="Preformatted_20_Text" style:list-style-name="L9">
      <style:text-properties style:font-name="FreeSans" officeooo:rsid="002e1796" officeooo:paragraph-rsid="002e1796"/>
    </style:style>
    <style:style style:name="P61" style:family="paragraph" style:parent-style-name="Preformatted_20_Text" style:list-style-name="L9">
      <style:text-properties style:font-name="FreeSans" officeooo:rsid="002e1796" officeooo:paragraph-rsid="002b9b95"/>
    </style:style>
    <style:style style:name="P62" style:family="paragraph" style:parent-style-name="Preformatted_20_Text" style:list-style-name="L9">
      <style:text-properties style:font-name="FreeSans" officeooo:rsid="002b9b95" officeooo:paragraph-rsid="002b9b95"/>
    </style:style>
    <style:style style:name="P63" style:family="paragraph" style:parent-style-name="Preformatted_20_Text">
      <style:text-properties style:font-name="FreeSans" officeooo:paragraph-rsid="00166451"/>
    </style:style>
    <style:style style:name="P64" style:family="paragraph" style:parent-style-name="Preformatted_20_Text">
      <style:text-properties style:font-name="FreeSans" fo:font-weight="bold" officeooo:rsid="00166451" officeooo:paragraph-rsid="00166451" style:font-weight-asian="bold" style:font-weight-complex="bold"/>
    </style:style>
    <style:style style:name="P65" style:family="paragraph" style:parent-style-name="Preformatted_20_Text">
      <style:text-properties style:font-name="FreeSans" fo:font-weight="bold" officeooo:rsid="00166451" officeooo:paragraph-rsid="006c8e42" style:font-weight-asian="bold" style:font-weight-complex="bold"/>
    </style:style>
    <style:style style:name="P66" style:family="paragraph" style:parent-style-name="Preformatted_20_Text">
      <style:text-properties style:font-name="FreeSans" fo:font-weight="bold" officeooo:paragraph-rsid="00166451" style:font-weight-asian="bold" style:font-weight-complex="bold"/>
    </style:style>
    <style:style style:name="P67" style:family="paragraph" style:parent-style-name="Preformatted_20_Text">
      <style:text-properties style:font-name="FreeSans" fo:font-weight="bold" officeooo:paragraph-rsid="0059a201" style:font-weight-asian="bold" style:font-weight-complex="bold"/>
    </style:style>
    <style:style style:name="P68" style:family="paragraph" style:parent-style-name="Preformatted_20_Text">
      <style:text-properties style:font-name="FreeSans" fo:font-weight="bold" officeooo:rsid="005aa51d" officeooo:paragraph-rsid="005aa51d" style:font-weight-asian="bold" style:font-weight-complex="bold"/>
    </style:style>
    <style:style style:name="P69" style:family="paragraph" style:parent-style-name="Preformatted_20_Text">
      <style:text-properties style:font-name="FreeSans" fo:font-weight="bold" officeooo:paragraph-rsid="002a52f3" style:font-weight-asian="bold" style:font-weight-complex="bold"/>
    </style:style>
    <style:style style:name="P70" style:family="paragraph" style:parent-style-name="Preformatted_20_Text">
      <style:text-properties style:font-name="FreeSans" fo:font-weight="bold" officeooo:rsid="002b62a7" officeooo:paragraph-rsid="002b62a7" style:font-weight-asian="bold" style:font-weight-complex="bold"/>
    </style:style>
    <style:style style:name="P71" style:family="paragraph" style:parent-style-name="Preformatted_20_Text" style:list-style-name="L4">
      <style:text-properties officeooo:paragraph-rsid="0057b007"/>
    </style:style>
    <style:style style:name="P72" style:family="paragraph" style:parent-style-name="Preformatted_20_Text" style:list-style-name="L5">
      <style:text-properties officeooo:paragraph-rsid="005aa51d"/>
    </style:style>
    <style:style style:name="P73" style:family="paragraph" style:parent-style-name="Preformatted_20_Text">
      <style:text-properties officeooo:paragraph-rsid="00166451"/>
    </style:style>
    <style:style style:name="P74" style:family="paragraph" style:parent-style-name="Preformatted_20_Text" style:list-style-name="L11">
      <style:text-properties officeooo:paragraph-rsid="006e6298"/>
    </style:style>
    <style:style style:name="P75" style:family="paragraph" style:parent-style-name="Preformatted_20_Text" style:list-style-name="L5">
      <style:paragraph-properties fo:margin-left="0in" fo:margin-right="0in" fo:text-indent="-0.25in" style:auto-text-indent="false"/>
      <style:text-properties style:font-name="FreeSans" officeooo:rsid="0057b007" officeooo:paragraph-rsid="005c0445"/>
    </style:style>
    <style:style style:name="P76" style:family="paragraph" style:parent-style-name="Preformatted_20_Text" style:list-style-name="L5">
      <style:paragraph-properties fo:margin-left="0in" fo:margin-right="0in" fo:text-indent="-0.25in" style:auto-text-indent="false"/>
      <style:text-properties fo:font-weight="bold" officeooo:paragraph-rsid="005c0445" style:font-weight-asian="bold" style:font-weight-complex="bold"/>
    </style:style>
    <style:style style:name="P77" style:family="paragraph" style:parent-style-name="Preformatted_20_Text">
      <style:paragraph-properties fo:margin-left="0.4902in" fo:margin-right="0.4902in" fo:text-indent="0in" style:auto-text-indent="false"/>
      <style:text-properties style:font-name="FreeSans" fo:font-size="10pt" officeooo:rsid="0032f32c" officeooo:paragraph-rsid="0069aa2a" style:font-size-asian="10pt" style:font-size-complex="10pt"/>
    </style:style>
    <style:style style:name="P78" style:family="paragraph" style:parent-style-name="Preformatted_20_Text" style:list-style-name="L2">
      <style:paragraph-properties fo:margin-left="0.9846in" fo:margin-right="0in" fo:text-indent="-0.25in" style:auto-text-indent="false"/>
      <style:text-properties style:font-name="FreeSans" officeooo:rsid="00618b25" officeooo:paragraph-rsid="006c8e42"/>
    </style:style>
    <style:style style:name="T1" style:family="text">
      <style:text-properties officeooo:rsid="00166451"/>
    </style:style>
    <style:style style:name="T2" style:family="text">
      <style:text-properties officeooo:rsid="0016a2a3"/>
    </style:style>
    <style:style style:name="T3" style:family="text">
      <style:text-properties style:font-name="FreeSans"/>
    </style:style>
    <style:style style:name="T4" style:family="text">
      <style:text-properties style:font-name="FreeSans" officeooo:rsid="0018b31a"/>
    </style:style>
    <style:style style:name="T5" style:family="text">
      <style:text-properties style:font-name="FreeSans" officeooo:rsid="00166451"/>
    </style:style>
    <style:style style:name="T6" style:family="text">
      <style:text-properties style:font-name="FreeSans" officeooo:rsid="0016a2a3"/>
    </style:style>
    <style:style style:name="T7" style:family="text">
      <style:text-properties style:font-name="FreeSans" fo:font-weight="bold" officeooo:rsid="00166451" style:font-weight-asian="bold" style:font-weight-complex="bold"/>
    </style:style>
    <style:style style:name="T8" style:family="text">
      <style:text-properties style:font-name="FreeSans" fo:font-weight="bold" officeooo:rsid="0016a2a3" style:font-weight-asian="bold" style:font-weight-complex="bold"/>
    </style:style>
    <style:style style:name="T9" style:family="text">
      <style:text-properties style:font-name="FreeSans" fo:font-weight="bold" officeooo:rsid="0064fba2" style:font-weight-asian="bold" style:font-weight-complex="bold"/>
    </style:style>
    <style:style style:name="T10" style:family="text">
      <style:text-properties style:font-name="FreeSans" officeooo:rsid="001c563a"/>
    </style:style>
    <style:style style:name="T11" style:family="text">
      <style:text-properties style:font-name="FreeSans" officeooo:rsid="005aa51d"/>
    </style:style>
    <style:style style:name="T12" style:family="text">
      <style:text-properties style:font-name="FreeSans" officeooo:rsid="00597f9a"/>
    </style:style>
    <style:style style:name="T13" style:family="text">
      <style:text-properties style:font-name="FreeSans" officeooo:rsid="002a52f3"/>
    </style:style>
    <style:style style:name="T14" style:family="text">
      <style:text-properties style:font-name="FreeSans" officeooo:rsid="005ee2e6"/>
    </style:style>
    <style:style style:name="T15" style:family="text">
      <style:text-properties style:font-name="FreeSans" fo:font-size="10pt" style:font-size-asian="10pt" style:font-size-complex="10pt"/>
    </style:style>
    <style:style style:name="T16" style:family="text">
      <style:text-properties style:font-name="FreeSans" fo:font-size="10pt" officeooo:rsid="0032f32c" style:font-size-asian="10pt" style:font-size-complex="10pt"/>
    </style:style>
    <style:style style:name="T17" style:family="text">
      <style:text-properties style:font-name="FreeSans" fo:font-size="10pt" officeooo:rsid="00399f1e" style:font-size-asian="10pt" style:font-size-complex="10pt"/>
    </style:style>
    <style:style style:name="T18" style:family="text">
      <style:text-properties style:font-name="FreeSans" fo:font-size="10pt" officeooo:rsid="0066f634" style:font-size-asian="10pt" style:font-size-complex="10pt"/>
    </style:style>
    <style:style style:name="T19" style:family="text">
      <style:text-properties style:font-name="FreeSans" fo:font-size="10pt" officeooo:rsid="00687e2b" style:font-size-asian="10pt" style:font-size-complex="10pt"/>
    </style:style>
    <style:style style:name="T20" style:family="text">
      <style:text-properties style:font-name="FreeSans" fo:font-size="10pt" officeooo:rsid="0016a2a3" style:font-size-asian="10pt" style:font-size-complex="10pt"/>
    </style:style>
    <style:style style:name="T21" style:family="text">
      <style:text-properties style:font-name="FreeSans" fo:font-size="10pt" officeooo:rsid="00451781" style:font-size-asian="10pt" style:font-size-complex="10pt"/>
    </style:style>
    <style:style style:name="T22" style:family="text">
      <style:text-properties style:font-name="FreeSans" fo:font-size="10pt" officeooo:rsid="00459636" style:font-size-asian="10pt" style:font-size-complex="10pt"/>
    </style:style>
    <style:style style:name="T23" style:family="text">
      <style:text-properties style:font-name="FreeSans" fo:font-size="10pt" officeooo:rsid="0067489b" style:font-size-asian="10pt" style:font-size-complex="10pt"/>
    </style:style>
    <style:style style:name="T24" style:family="text">
      <style:text-properties style:font-name="FreeSans" fo:font-size="10pt" officeooo:rsid="0068fab8" style:font-size-asian="10pt" style:font-size-complex="10pt"/>
    </style:style>
    <style:style style:name="T25" style:family="text">
      <style:text-properties style:font-name="FreeSans" officeooo:rsid="0032f32c"/>
    </style:style>
    <style:style style:name="T26" style:family="text">
      <style:text-properties style:font-name="FreeSans" officeooo:rsid="0066f634"/>
    </style:style>
    <style:style style:name="T27" style:family="text">
      <style:text-properties style:font-name="FreeSans" fo:font-size="6pt" officeooo:rsid="0016a2a3" style:font-size-asian="5.25pt" style:font-size-complex="6pt"/>
    </style:style>
    <style:style style:name="T28" style:family="text">
      <style:text-properties style:font-name="FreeSans" officeooo:rsid="0077b2e5"/>
    </style:style>
    <style:style style:name="T29" style:family="text">
      <style:text-properties officeooo:rsid="0018b31a"/>
    </style:style>
    <style:style style:name="T30" style:family="text">
      <style:text-properties fo:font-weight="bold"/>
    </style:style>
    <style:style style:name="T31" style:family="text">
      <style:text-properties fo:font-weight="bold" style:font-weight-asian="bold"/>
    </style:style>
    <style:style style:name="T32" style:family="text">
      <style:text-properties fo:font-weight="bold" style:font-weight-asian="bold" style:font-weight-complex="bold"/>
    </style:style>
    <style:style style:name="T33" style:family="text">
      <style:text-properties fo:font-weight="bold" officeooo:rsid="00166451" style:font-weight-asian="bold" style:font-weight-complex="bold"/>
    </style:style>
    <style:style style:name="T34" style:family="text">
      <style:text-properties fo:font-weight="bold" officeooo:rsid="002a52f3" style:font-weight-asian="bold" style:font-weight-complex="bold"/>
    </style:style>
    <style:style style:name="T35" style:family="text">
      <style:text-properties fo:font-weight="bold" officeooo:rsid="0042ea6f" style:font-weight-asian="bold" style:font-weight-complex="bold"/>
    </style:style>
    <style:style style:name="T36" style:family="text">
      <style:text-properties fo:font-weight="bold" officeooo:rsid="002bc84c" style:font-weight-asian="bold" style:font-weight-complex="bold"/>
    </style:style>
    <style:style style:name="T37" style:family="text">
      <style:text-properties fo:font-weight="bold" officeooo:rsid="0060c954" style:font-weight-asian="bold" style:font-weight-complex="bold"/>
    </style:style>
    <style:style style:name="T38" style:family="text">
      <style:text-properties fo:font-weight="bold" officeooo:rsid="0064fba2" style:font-weight-asian="bold" style:font-weight-complex="bold"/>
    </style:style>
    <style:style style:name="T39" style:family="text">
      <style:text-properties fo:font-weight="bold" officeooo:rsid="0074c3b9" style:font-weight-asian="bold" style:font-weight-complex="bold"/>
    </style:style>
    <style:style style:name="T40" style:family="text">
      <style:text-properties fo:font-weight="bold" officeooo:rsid="00200b72" style:font-weight-asian="bold" style:font-weight-complex="bold"/>
    </style:style>
    <style:style style:name="T41" style:family="text">
      <style:text-properties fo:font-weight="bold" officeooo:rsid="00597f9a" style:font-weight-asian="bold" style:font-weight-complex="bold"/>
    </style:style>
    <style:style style:name="T42" style:family="text">
      <style:text-properties fo:font-weight="bold" officeooo:rsid="0077b2e5" style:font-weight-asian="bold" style:font-weight-complex="bold"/>
    </style:style>
    <style:style style:name="T43" style:family="text">
      <style:text-properties fo:font-weight="bold" officeooo:rsid="0035fabe"/>
    </style:style>
    <style:style style:name="T44" style:family="text">
      <style:text-properties fo:font-weight="bold" officeooo:rsid="0074c3b9"/>
    </style:style>
    <style:style style:name="T45" style:family="text">
      <style:text-properties officeooo:rsid="0018d183"/>
    </style:style>
    <style:style style:name="T46" style:family="text">
      <style:text-properties officeooo:rsid="001a8f18"/>
    </style:style>
    <style:style style:name="T47" style:family="text">
      <style:text-properties officeooo:rsid="001c563a"/>
    </style:style>
    <style:style style:name="T48" style:family="text">
      <style:text-properties officeooo:rsid="001d9d7b"/>
    </style:style>
    <style:style style:name="T49" style:family="text">
      <style:text-properties officeooo:rsid="001e1543"/>
    </style:style>
    <style:style style:name="T50" style:family="text">
      <style:text-properties officeooo:rsid="00200b72"/>
    </style:style>
    <style:style style:name="T51" style:family="text">
      <style:text-properties officeooo:rsid="0020ed56"/>
    </style:style>
    <style:style style:name="T52" style:family="text">
      <style:text-properties fo:font-size="8pt" fo:font-weight="bold" officeooo:rsid="001e1543" style:font-size-asian="8pt" style:font-weight-asian="bold" style:font-size-complex="8pt" style:font-weight-complex="bold"/>
    </style:style>
    <style:style style:name="T53" style:family="text">
      <style:text-properties fo:font-size="8pt" fo:font-weight="bold" officeooo:rsid="00166451" style:font-size-asian="8pt" style:font-weight-asian="bold" style:font-size-complex="8pt" style:font-weight-complex="bold"/>
    </style:style>
    <style:style style:name="T54" style:family="text">
      <style:text-properties fo:font-size="8pt" fo:font-weight="bold" officeooo:rsid="001c563a" style:font-size-asian="8pt" style:font-weight-asian="bold" style:font-size-complex="8pt" style:font-weight-complex="bold"/>
    </style:style>
    <style:style style:name="T55" style:family="text">
      <style:text-properties fo:font-size="8pt" fo:font-weight="bold" officeooo:rsid="001d9d7b" style:font-size-asian="8pt" style:font-weight-asian="bold" style:font-size-complex="8pt" style:font-weight-complex="bold"/>
    </style:style>
    <style:style style:name="T56" style:family="text">
      <style:text-properties fo:font-size="8pt" fo:font-weight="bold" officeooo:rsid="002914a2" style:font-size-asian="8pt" style:font-weight-asian="bold" style:font-size-complex="8pt" style:font-weight-complex="bold"/>
    </style:style>
    <style:style style:name="T57" style:family="text">
      <style:text-properties fo:font-size="8pt" fo:font-weight="bold" officeooo:rsid="00328ec2" style:font-size-asian="8pt" style:font-weight-asian="bold" style:font-size-complex="8pt" style:font-weight-complex="bold"/>
    </style:style>
    <style:style style:name="T58" style:family="text">
      <style:text-properties fo:font-size="9pt" fo:font-weight="bold" officeooo:rsid="00166451" style:font-size-asian="9pt" style:font-weight-asian="bold" style:font-size-complex="9pt" style:font-weight-complex="bold"/>
    </style:style>
    <style:style style:name="T59" style:family="text">
      <style:text-properties officeooo:rsid="00252aa5"/>
    </style:style>
    <style:style style:name="T60" style:family="text">
      <style:text-properties fo:color="#dc2300" fo:font-size="8pt" fo:font-weight="bold" officeooo:rsid="0027ab21" style:font-size-asian="8pt" style:font-weight-asian="bold" style:font-size-complex="8pt" style:font-weight-complex="bold"/>
    </style:style>
    <style:style style:name="T61" style:family="text">
      <style:text-properties fo:color="#dc2300" fo:font-size="8pt" fo:font-weight="bold" officeooo:rsid="002914a2" style:font-size-asian="8pt" style:font-weight-asian="bold" style:font-size-complex="8pt" style:font-weight-complex="bold"/>
    </style:style>
    <style:style style:name="T62" style:family="text">
      <style:text-properties fo:color="#dc2300" fo:font-size="8pt" fo:font-weight="bold" officeooo:rsid="002a52f3" style:font-size-asian="8pt" style:font-weight-asian="bold" style:font-size-complex="8pt" style:font-weight-complex="bold"/>
    </style:style>
    <style:style style:name="T63" style:family="text">
      <style:text-properties officeooo:rsid="002a52f3"/>
    </style:style>
    <style:style style:name="T64" style:family="text">
      <style:text-properties fo:font-size="10pt" fo:font-weight="normal" officeooo:rsid="002a52f3" style:font-size-asian="8.75pt" style:font-weight-asian="normal" style:font-size-complex="10pt" style:font-weight-complex="normal"/>
    </style:style>
    <style:style style:name="T65" style:family="text">
      <style:text-properties fo:font-size="10pt" fo:font-weight="normal" officeooo:rsid="002d20a4" style:font-size-asian="8.75pt" style:font-weight-asian="normal" style:font-size-complex="10pt" style:font-weight-complex="normal"/>
    </style:style>
    <style:style style:name="T66" style:family="text">
      <style:text-properties officeooo:rsid="002b62a7"/>
    </style:style>
    <style:style style:name="T67" style:family="text">
      <style:text-properties officeooo:rsid="002b9b95"/>
    </style:style>
    <style:style style:name="T68" style:family="text">
      <style:text-properties officeooo:rsid="002bc84c"/>
    </style:style>
    <style:style style:name="T69" style:family="text">
      <style:text-properties officeooo:rsid="002d20a4"/>
    </style:style>
    <style:style style:name="T70" style:family="text">
      <style:text-properties officeooo:rsid="002d20a4" style:font-size-asian="8.75pt"/>
    </style:style>
    <style:style style:name="T71" style:family="text">
      <style:text-properties officeooo:rsid="003520d3"/>
    </style:style>
    <style:style style:name="T72" style:family="text">
      <style:text-properties officeooo:rsid="0035fabe"/>
    </style:style>
    <style:style style:name="T73" style:family="text">
      <style:text-properties officeooo:rsid="003a9d63"/>
    </style:style>
    <style:style style:name="T74" style:family="text">
      <style:text-properties fo:color="#c5000b" fo:font-weight="bold" officeooo:rsid="003e1927" style:font-weight-asian="bold" style:font-weight-complex="bold"/>
    </style:style>
    <style:style style:name="T75" style:family="text">
      <style:text-properties fo:color="#c5000b" fo:font-weight="bold" officeooo:rsid="002d20a4" style:font-size-asian="8.75pt" style:font-weight-asian="bold" style:font-weight-complex="bold"/>
    </style:style>
    <style:style style:name="T76" style:family="text">
      <style:text-properties fo:color="#c5000b" officeooo:rsid="00166451"/>
    </style:style>
    <style:style style:name="T77" style:family="text">
      <style:text-properties officeooo:rsid="0042449e"/>
    </style:style>
    <style:style style:name="T78" style:family="text">
      <style:text-properties officeooo:rsid="0042ea6f"/>
    </style:style>
    <style:style style:name="T79" style:family="text">
      <style:text-properties officeooo:rsid="0049829a"/>
    </style:style>
    <style:style style:name="T80" style:family="text">
      <style:text-properties officeooo:rsid="004bb731"/>
    </style:style>
    <style:style style:name="T81" style:family="text">
      <style:text-properties officeooo:rsid="004cf6e6"/>
    </style:style>
    <style:style style:name="T82" style:family="text">
      <style:text-properties officeooo:rsid="004e2d39"/>
    </style:style>
    <style:style style:name="T83" style:family="text">
      <style:text-properties officeooo:rsid="004ed635"/>
    </style:style>
    <style:style style:name="T84" style:family="text">
      <style:text-properties officeooo:rsid="005133b6"/>
    </style:style>
    <style:style style:name="T85" style:family="text">
      <style:text-properties officeooo:rsid="0057b007"/>
    </style:style>
    <style:style style:name="T86" style:family="text">
      <style:text-properties officeooo:rsid="00597f9a"/>
    </style:style>
    <style:style style:name="T87" style:family="text">
      <style:text-properties officeooo:rsid="005ee2e6"/>
    </style:style>
    <style:style style:name="T88" style:family="text">
      <style:text-properties officeooo:rsid="0060c954"/>
    </style:style>
    <style:style style:name="T89" style:family="text">
      <style:text-properties officeooo:rsid="00612309"/>
    </style:style>
    <style:style style:name="T90" style:family="text">
      <style:text-properties officeooo:rsid="00618b25"/>
    </style:style>
    <style:style style:name="T91" style:family="text">
      <style:text-properties officeooo:rsid="0062e630"/>
    </style:style>
    <style:style style:name="T92" style:family="text">
      <style:text-properties officeooo:rsid="0064fba2"/>
    </style:style>
    <style:style style:name="T93" style:family="text">
      <style:text-properties fo:color="#800000" style:font-name="FreeSans" fo:font-size="10pt" fo:font-weight="bold" officeooo:rsid="00687e2b" style:font-size-asian="10pt" style:font-weight-asian="bold" style:font-size-complex="10pt" style:font-weight-complex="bold"/>
    </style:style>
    <style:style style:name="T94" style:family="text">
      <style:text-properties fo:color="#800000" officeooo:rsid="0069aa2a"/>
    </style:style>
    <style:style style:name="T95" style:family="text">
      <style:text-properties fo:color="#800000" fo:font-weight="bold" officeooo:rsid="0069aa2a" style:font-weight-asian="bold" style:font-weight-complex="bold"/>
    </style:style>
    <style:style style:name="T96" style:family="text">
      <style:text-properties fo:color="#800000" fo:font-size="14pt" fo:font-weight="bold" officeooo:rsid="0069aa2a" style:font-size-asian="14pt" style:font-weight-asian="bold" style:font-size-complex="14pt" style:font-weight-complex="bold"/>
    </style:style>
    <style:style style:name="T97" style:family="text">
      <style:text-properties fo:color="#800000" fo:font-size="12pt" fo:font-weight="bold" officeooo:rsid="0069aa2a" style:font-size-asian="12pt" style:font-weight-asian="bold" style:font-size-complex="12pt" style:font-weight-complex="bold"/>
    </style:style>
    <style:style style:name="T98" style:family="text">
      <style:text-properties fo:color="#800000" fo:font-size="11pt" fo:font-weight="bold" officeooo:rsid="0069aa2a" style:font-size-asian="11pt" style:font-weight-asian="bold" style:font-size-complex="11pt" style:font-weight-complex="bold"/>
    </style:style>
    <style:style style:name="T99" style:family="text">
      <style:text-properties fo:color="#800000" fo:font-size="11pt" fo:font-weight="bold" officeooo:rsid="006c8e42" style:font-size-asian="11pt" style:font-weight-asian="bold" style:font-size-complex="11pt" style:font-weight-complex="bold"/>
    </style:style>
    <style:style style:name="T100" style:family="text">
      <style:text-properties style:font-weight-asian="bold"/>
    </style:style>
    <style:style style:name="T101" style:family="text">
      <style:text-properties officeooo:rsid="00166451" style:font-weight-asian="bold"/>
    </style:style>
    <style:style style:name="T102" style:family="text">
      <style:text-properties style:font-weight-complex="bold"/>
    </style:style>
    <style:style style:name="T103" style:family="text">
      <style:text-properties officeooo:rsid="0064fba2" style:font-weight-complex="bold"/>
    </style:style>
    <style:style style:name="T104" style:family="text">
      <style:text-properties officeooo:rsid="0035fabe" style:font-weight-complex="bold"/>
    </style:style>
    <style:style style:name="T105" style:family="text">
      <style:text-properties officeooo:rsid="0074c3b9" style:font-weight-complex="bold"/>
    </style:style>
    <style:style style:name="T106" style:family="text">
      <style:text-properties style:font-name="FreeSans" fo:font-weight="bold" style:font-weight-asian="bold" style:font-weight-complex="bold"/>
    </style:style>
    <style:style style:name="T107" style:family="text">
      <style:text-properties style:font-name="FreeSans" fo:font-weight="bold" officeooo:rsid="0064fba2" style:font-weight-asian="bold" style:font-weight-complex="bold"/>
    </style:style>
    <style:style style:name="T108" style:family="text">
      <style:text-properties style:font-name="FreeSans" fo:font-weight="bold" officeooo:rsid="00166451" style:font-weight-asian="bold" style:font-weight-complex="bold"/>
    </style:style>
    <style:style style:name="T109" style:family="text">
      <style:text-properties style:font-name="FreeSans" fo:font-weight="bold" officeooo:rsid="0066db3f" style:font-weight-asian="bold" style:font-weight-complex="bold"/>
    </style:style>
    <style:style style:name="T110" style:family="text">
      <style:text-properties officeooo:rsid="0069aa2a"/>
    </style:style>
    <style:style style:name="T111" style:family="text">
      <style:text-properties fo:color="#ff0000" fo:font-size="11pt" fo:font-weight="bold" officeooo:rsid="0069aa2a" style:font-size-asian="11pt" style:font-weight-asian="bold" style:font-size-complex="11pt" style:font-weight-complex="bold"/>
    </style:style>
    <style:style style:name="T112" style:family="text">
      <style:text-properties fo:color="#ff0000" officeooo:rsid="00718d9c"/>
    </style:style>
    <style:style style:name="T113" style:family="text">
      <style:text-properties fo:color="#ff0000" fo:font-weight="bold" officeooo:rsid="00718d9c" style:font-weight-asian="bold" style:font-weight-complex="bold"/>
    </style:style>
    <style:style style:name="T114" style:family="text">
      <style:text-properties officeooo:rsid="006b146f"/>
    </style:style>
    <style:style style:name="T115" style:family="text">
      <style:text-properties officeooo:rsid="006c8e42"/>
    </style:style>
    <style:style style:name="T116" style:family="text">
      <style:text-properties officeooo:rsid="006e6298"/>
    </style:style>
    <style:style style:name="T117" style:family="text">
      <style:text-properties officeooo:rsid="00701e7e"/>
    </style:style>
    <style:style style:name="T118" style:family="text">
      <style:text-properties officeooo:rsid="00718d9c"/>
    </style:style>
    <style:style style:name="T119" style:family="text">
      <style:text-properties officeooo:rsid="007310cf"/>
    </style:style>
    <style:style style:name="T120" style:family="text">
      <style:text-properties officeooo:rsid="0074c3b9"/>
    </style:style>
    <style:style style:name="T121" style:family="text">
      <style:text-properties officeooo:rsid="00761385"/>
    </style:style>
    <style:style style:name="T122" style:family="text">
      <style:text-properties officeooo:rsid="0077b2e5"/>
    </style:style>
    <style:style style:name="T123" style:family="text">
      <style:text-properties officeooo:rsid="0078016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FreeEMS Computer Setup</text:p>
      <text:p text:style-name="P15">© Andy Goss 02/<text:span text:style-name="T123">21</text:span>/2012</text:p>
      <text:p text:style-name="P23"><text:span text:style-name="T89">This document assumes you are starting with a blank hard drive with NO </text:span><text:span text:style-name="T91">OPERATING SYSTEM</text:span><text:span text:style-name="T89">.</text:span></text:p>
      <text:p text:style-name="P11"><text:span text:style-name="T2">Example </text:span><text:span text:style-name="T92">of how to </text:span><text:span text:style-name="T2">setup an </text:span><text:span text:style-name="T1">Intel or AMD PC with 1 Tb HDD </text:span><text:span text:style-name="T2">to Dual Boot Windows 7<text:line-break/> and Debian 6 (Squeeze) </text:span><text:span text:style-name="T92">or Ubuntu 11.10 (Oneiric Ocelot)</text:span><text:span text:style-name="T1">:</text:span></text:p>
      <text:p text:style-name="P5"/>
      <text:p text:style-name="P73">A<text:span text:style-name="T7">. Install Windows 7 on half of the HDD space by creating an ~500 Gb partition </text:span><text:span text:style-name="T9">during the </text:span><text:span text:style-name="T7">Windows 7 </text:span><text:span text:style-name="T9">installation</text:span><text:span text:style-name="T7">. <text:s/></text:span><text:span text:style-name="T7">This can be either Windows 7 32bit or Windows 7 64bit. </text:span><text:span text:style-name="T9"><text:s/></text:span><text:span text:style-name="T9">I </text:span><text:span text:style-name="T7">w</text:span><text:span text:style-name="T9">o</text:span><text:span text:style-name="T9">n</text:span><text:span text:style-name="T7">'</text:span><text:span text:style-name="T7">t </text:span><text:span text:style-name="T9">g</text:span><text:span text:style-name="T9">o </text:span><text:span text:style-name="T9">i</text:span><text:span text:style-name="T9">n</text:span><text:span text:style-name="T9">to </text:span><text:span text:style-name="T9">d</text:span><text:span text:style-name="T7">e</text:span><text:span text:style-name="T9">t</text:span><text:span text:style-name="T7">a</text:span><text:span text:style-name="T9">i</text:span><text:span text:style-name="T9">l </text:span><text:span text:style-name="T7">o</text:span><text:span text:style-name="T9">f </text:span><text:span text:style-name="T9">h</text:span><text:span text:style-name="T9">o</text:span><text:span text:style-name="T7">w </text:span><text:span text:style-name="T9">t</text:span><text:span text:style-name="T9">o </text:span><text:span text:style-name="T9">i</text:span><text:span text:style-name="T9">n</text:span><text:span text:style-name="T7">s</text:span><text:span text:style-name="T9">t</text:span><text:span text:style-name="T7">a</text:span><text:span text:style-name="T9">l</text:span><text:span text:style-name="T9">l </text:span><text:span text:style-name="T9">W</text:span><text:span text:style-name="T9">i</text:span><text:span text:style-name="T7">n</text:span><text:span text:style-name="T9">d</text:span><text:span text:style-name="T9">o</text:span><text:span text:style-name="T9">w</text:span><text:span text:style-name="T9">s </text:span><text:span text:style-name="T9">7, </text:span><text:span text:style-name="T9">i</text:span><text:span text:style-name="T9">f </text:span><text:span text:style-name="T9">y</text:span><text:span text:style-name="T9">o</text:span><text:span text:style-name="T9">u </text:span><text:span text:style-name="T7">a</text:span><text:span text:style-name="T9">r</text:span><text:span text:style-name="T9">e</text:span><text:span text:style-name="T7">n</text:span><text:span text:style-name="T7">'</text:span><text:span text:style-name="T9">t </text:span><text:span text:style-name="T9">f</text:span><text:span text:style-name="T9">a</text:span><text:span text:style-name="T9">m</text:span><text:span text:style-name="T9">i</text:span><text:span text:style-name="T9">l</text:span><text:span text:style-name="T9">i</text:span><text:span text:style-name="T7">a</text:span><text:span text:style-name="T9">r </text:span><text:span text:style-name="T9">w</text:span><text:span text:style-name="T9">i</text:span><text:span text:style-name="T9">th </text:span><text:span text:style-name="T7">t</text:span><text:span text:style-name="T9">h</text:span><text:span text:style-name="T9">e </text:span><text:span text:style-name="T9">i</text:span><text:span text:style-name="T9">n</text:span><text:span text:style-name="T7">s</text:span><text:span text:style-name="T7">t</text:span><text:span text:style-name="T9">a</text:span><text:span text:style-name="T7">l</text:span><text:span text:style-name="T7">l </text:span><text:span text:style-name="T7">p</text:span><text:span text:style-name="T7">r</text:span><text:span text:style-name="T9">o</text:span><text:span text:style-name="T7">c</text:span><text:span text:style-name="T9">e</text:span><text:span text:style-name="T9">s</text:span><text:span text:style-name="T9">s </text:span><text:span text:style-name="T7">t</text:span><text:span text:style-name="T9">r</text:span><text:span text:style-name="T7">y </text:span><text:a xlink:type="simple" xlink:href="http://www.google.com/"><text:span text:style-name="T9">h</text:span></text:a><text:a xlink:type="simple" xlink:href="http://www.google.com/"><text:span text:style-name="T7">t</text:span></text:a><text:a xlink:type="simple" xlink:href="http://www.google.com/"><text:span text:style-name="T9">t</text:span></text:a><text:a xlink:type="simple" xlink:href="http://www.google.com/"><text:span text:style-name="T9">p://</text:span></text:a><text:a xlink:type="simple" xlink:href="http://www.google.com/"><text:span text:style-name="T9">w</text:span></text:a><text:a xlink:type="simple" xlink:href="http://www.google.com/"><text:span text:style-name="T9">w</text:span></text:a><text:a xlink:type="simple" xlink:href="http://www.google.com/"><text:span text:style-name="T9">w.</text:span></text:a><text:a xlink:type="simple" xlink:href="http://www.google.com/"><text:span text:style-name="T7">g</text:span></text:a><text:a xlink:type="simple" xlink:href="http://www.google.com/"><text:span text:style-name="T9">o</text:span></text:a><text:a xlink:type="simple" xlink:href="http://www.google.com/"><text:span text:style-name="T9">o</text:span></text:a><text:a xlink:type="simple" xlink:href="http://www.google.com/"><text:span text:style-name="T9">g</text:span></text:a><text:a xlink:type="simple" xlink:href="http://www.google.com/"><text:span text:style-name="T9">l</text:span></text:a><text:a xlink:type="simple" xlink:href="http://www.google.com/"><text:span text:style-name="T9">e.</text:span></text:a><text:a xlink:type="simple" xlink:href="http://www.google.com/"><text:span text:style-name="T9">c</text:span></text:a><text:a xlink:type="simple" xlink:href="http://www.google.com/"><text:span text:style-name="T9">o</text:span></text:a><text:a xlink:type="simple" xlink:href="http://www.google.com/"><text:span text:style-name="T9">m</text:span></text:a><text:span text:style-name="T9">. <text:s/></text:span><text:span text:style-name="T109">After Windows 7 has been installed and updated, do the following:</text:span></text:p>
      <text:list xml:id="list1413133697" text:style-name="L1">
        <text:list-item>
          <text:p text:style-name="P31"><text:span text:style-name="T26">Download and install </text:span><text:span text:style-name="T8">CodeWarrior for HCS12(X) Microcontrollers (Classic)</text:span><text:span text:style-name="T6"> IDE</text:span><text:span text:style-name="T25">: </text:span><text:a xlink:type="simple" xlink:href="http://cache.freescale.com/lgfiles/devsuites/HC12/CW_HC12_v5.1_SPECIAL.exe?fpsp=1&amp;WT_TYPE=IDE%20-%20Debug,%20Compile%20and%20Build%20Tools&amp;WT_VENDOR=FREESCALE&amp;WT_FILE_FORMAT=exe&amp;WT_ASSET=Downloads&amp;sr=3"><text:span text:style-name="T25">http://cache.freescale.com/lgfiles/devsuites/HC12/CW_HC12_v5.1_SPECIAL.exe?fpsp=1&amp;WT_TYPE=IDE%20-%20Debug,%20Compile%20and%20Build%20Tools&amp;WT_VENDOR=FREESCALE&amp;WT_FILE_FORMAT=exe&amp;WT_ASSET=Downloads&amp;sr=3</text:span></text:a><text:span text:style-name="T25"> <text:line-break/></text:span><text:span text:style-name="T26">We need to install CodeWarrior so that we can</text:span><text:span text:style-name="T20"> load the Serial Monitor program on</text:span><text:span text:style-name="T18">to</text:span><text:span text:style-name="T20"> the Freescale mc9s12xdp512 microprocessor. <text:s/></text:span><text:span text:style-name="T21">We really aren't interested in the </text:span><text:span text:style-name="T22">CodeWarrior IDE </text:span><text:span text:style-name="T18">as a development platform</text:span><text:span text:style-name="T22">, but we need the HiWave Debugger to flash the Serial Monitor program onto the blank MCU </text:span><text:span text:style-name="T23">and it is included in the CodeWarrior download and installation process</text:span><text:span text:style-name="T16">.</text:span><text:span text:style-name="T27"><text:line-break/></text:span></text:p>
        </text:list-item>
        <text:list-item>
          <text:p text:style-name="P29"><text:span text:style-name="T23">Next you need</text:span><text:span text:style-name="T16"> to download PE Micro's free Unsecure-12 utility for the HCS12(X) MCUs in case you get </text:span><text:span text:style-name="T23">the Freescale</text:span><text:span text:style-name="T16"> </text:span><text:span text:style-name="T23">MCU</text:span><text:span text:style-name="T16"> stuck in a Secured state. You can download it here after you register for a free account: </text:span><text:a xlink:type="simple" xlink:href="https://www.pemicro.com/login.cfm?from_url=/downloads/download_file.cfm?download_id=16"><text:span text:style-name="T15">https://www.pemicro.com/login.cfm?from_url=/downloads/download_file.cfm?download_id=16</text:span></text:a></text:p>
        </text:list-item>
        <text:list-item>
          <text:p text:style-name="P30">I need to add instructions here on how to setup Unsecure-12 in HiWave debugger to actually perform the unsecure task.</text:p>
        </text:list-item>
        <text:list-item>
          <text:p text:style-name="P29"><text:span text:style-name="T17">If you are going to use a TBDML device </text:span><text:span text:style-name="T18">with the HiWave debugger then</text:span><text:span text:style-name="T17"> you can clone my github repository which contains the complete information and the Windows 32-bit driver that works with WinXP, Vista and Win</text:span><text:span text:style-name="T24">dows </text:span><text:span text:style-name="T17">7. </text:span><text:span text:style-name="T93">NOTE: NEED TO TEST 64BIT OS with 32BIT DRIVER.</text:span><text:span text:style-name="T19"> <text:s/></text:span><text:span text:style-name="T17">Here is a link to my repository: </text:span><text:a xlink:type="simple" xlink:href="https://github.com/DeuceEFI/TBDML-12f-GPL"><text:span text:style-name="T17">https://github.com/DeuceEFI/TBDML-12f-GPL</text:span></text:a></text:p>
        </text:list-item>
      </text:list>
      <text:p text:style-name="P77"><text:span text:style-name="T110"><text:line-break/></text:span><text:span text:style-name="T98">For the next step of installing Debian or Ubuntu, only follow </text:span><text:span text:style-name="T99">C</text:span><text:span text:style-name="T98"> </text:span><text:span text:style-name="T111">OR</text:span><text:span text:style-name="T98"> </text:span><text:span text:style-name="T99">D</text:span><text:span text:style-name="T98"> but not both.</text:span><text:span text:style-name="T110"><text:line-break/></text:span></text:p>
      <text:p text:style-name="P64"><text:span text:style-name="T71">B</text:span>. <text:span text:style-name="T115">Download and create boot media for either </text:span>Debian 6 (Squeeze) <text:span text:style-name="T110">or Ubuntu 11.10 (Oneiric Ocelot)</text:span>. <text:s/><text:span text:style-name="T115">You have a couple of options here, you can go the route of <text:s/>Method #1: download a .iso file and make a CD to boot from or you can just follow Method #2 and use unetbootin to make a bootable USB “Thumb” drive.</text:span></text:p>
      <text:list xml:id="list1556401834" text:style-name="L2">
        <text:list-item>
          <text:p text:style-name="P78"><text:span text:style-name="T114">Download a disk image “.iso” file of your Linux distribution of choice, here are a few links:<text:line-break/>Debian 32bit </text:span><text:span text:style-name="T115">Netboot</text:span><text:span text:style-name="T114">:<text:line-break/></text:span><text:a xlink:type="simple" xlink:href="http://cdimage.debian.org/debian-cd/6.0.4/i386/iso-cd/debian-6.0.4-i386-netinst.iso"><text:span text:style-name="T114">http://cdimage.debian.org/debian-cd/6.0.4/i386/iso-cd/debian-6.0.4-i386-netinst.iso</text:span></text:a><text:span text:style-name="T114"><text:line-break/>Debian 64bit</text:span><text:span text:style-name="T115"> Netboot</text:span><text:span text:style-name="T114">:<text:line-break/></text:span><text:a xlink:type="simple" xlink:href="http://cdimage.debian.org/debian-cd/6.0.4/amd64/iso-cd/debian-6.0.4-amd64-netinst.iso"><text:span text:style-name="T115">http://cdimage.debian.org/debian-cd/6.0.4/amd64/iso-cd/debian-6.0.4-amd64-netinst.iso</text:span></text:a><text:span text:style-name="T115"><text:line-break/>Ubuntu 32bit:<text:line-break/></text:span><text:a xlink:type="simple" xlink:href="http://releases.ubuntu.com/11.10/ubuntu-11.10-desktop-i386.iso"><text:span text:style-name="T115">http://releases.ubuntu.com/11.10/ubuntu-11.10-desktop-i386.iso</text:span></text:a><text:span text:style-name="T115"><text:line-break/>Ubuntu 64bit:<text:line-break/></text:span><text:a xlink:type="simple" xlink:href="http://releases.ubuntu.com/11.10/ubuntu-11.10-desktop-amd64.iso"><text:span text:style-name="T115">http://releases.ubuntu.com/11.10/ubuntu-11.10-desktop-amd64.iso</text:span></text:a><text:span text:style-name="T115"><text:line-break/></text:span><text:soft-page-break/><text:span text:style-name="T115"><text:line-break/>From either of the above .iso files use the CD burning software of your choice to make a bootable CD-ROM to launch the installer.<text:line-break/></text:span></text:p>
        </text:list-item>
        <text:list-item>
          <text:p text:style-name="P35"><text:span text:style-name="T115">Download unetbootin from:<text:line-break/></text:span><text:a xlink:type="simple" xlink:href="http://unetbootin.sourceforge.net/unetbootin-windows-latest.exe"><text:span text:style-name="T116">http://unetbootin.sourceforge.net/unetbootin-windows-latest.exe</text:span></text:a><text:span text:style-name="T115"><text:line-break/></text:span><text:span text:style-name="T116">Run the </text:span>unetbootin<text:span text:style-name="T116">-windows-latest.exe file</text:span> while the computer is running from its Windows 7 partition and <text:span text:style-name="T116">follow the instructions at </text:span><text:a xlink:type="simple" xlink:href="http://unetbootin.sourceforge.net/#install"><text:span text:style-name="T116">http://unetbootin.sourceforge.net/#install</text:span></text:a><text:span text:style-name="T116"> to </text:span>create a bootable Debian <text:span text:style-name="T116">32bit or Ubuntu 32bit </text:span>USB thumb drive.</text:p>
          <text:p text:style-name="P33"/>
        </text:list-item>
      </text:list>
      <text:p text:style-name="P65"><text:span text:style-name="T116">C</text:span><text:span text:style-name="T72">. </text:span><text:span text:style-name="T116">Insert the boot media you created in Step B above to i</text:span><text:span text:style-name="T72">nstall Debian 6 (Squeeze) </text:span><text:span text:style-name="T110">or Ubuntu 11.10 (Oneiric Ocelot) </text:span><text:span text:style-name="T72">on the remaining ~500 Gb HDD space. <text:s/></text:span><text:span text:style-name="T117">Now reboot your computer making sure to choose the boot media you just created.</text:span></text:p>
      <text:list xml:id="list347163866" text:style-name="L11">
        <text:list-item>
          <text:p text:style-name="P34">To reduce reduce the number of <text:span text:style-name="T90">steps</text:span>, this example begins at the step where disk detection starts <text:span text:style-name="T116">after you have gone through the basic steps of the graphical installer</text:span>. <text:line-break/>Select “Manual.” <text:s/>Click Continue. </text:p>
        </text:list-item>
        <text:list-item>
          <text:p text:style-name="P34">Here, the installer <text:span text:style-name="T90">should </text:span>show <text:span text:style-name="T90">the</text:span> 2 existing NTFS <text:span text:style-name="T90">(Windows 7) </text:span>partitions. As you can see, there is free, or unallocated space. Select FREE SPACE, then click Continue. </text:p>
        </text:list-item>
        <text:list-item>
          <text:p text:style-name="P34">Scroll to “Create a new partition.” Continue. </text:p>
        </text:list-item>
        <text:list-item>
          <text:p text:style-name="P34">By default the /boot partition on Debian 6 is allocated a disk space of about 250 MB. Most Linux distributions use 500 MB. I think 1000 MB will do just fine for my system. Continue. </text:p>
        </text:list-item>
        <text:list-item>
          <text:p text:style-name="P34">On Linux, you cannot create more than four primary partitions. And since we already have two primary partitions (for Windows 7), the installer will by default want to create the first and subsequent Debian partitions as logical partitions. The partition numbers will, therefore, start at 5. The boot partition, which is the first one we are creating, will be /dev/sda5. Note this carefully, because GRUB will be installed on this partition for reasons that I will explain when we get to that step. Click Continue. </text:p>
        </text:list-item>
        <text:list-item>
          <text:p text:style-name="P34">Click on Logical. Click Continue. </text:p>
        </text:list-item>
        <text:list-item>
          <text:p text:style-name="P34">Click on Beginning. Click Continue. </text:p>
        </text:list-item>
        <text:list-item>
          <text:p text:style-name="P34">On this next Partition Disks screen, select the "Use as:" "Ext3 journaling file system" and "Mount point:" "/boot" for the new partition. Then scroll to “Done setting up the partition.” Click Continue. </text:p>
        </text:list-item>
        <text:list-item>
          <text:p text:style-name="P34">With /boot created. you can now create other partitions. For this example, I am going to create LVM partitions. </text:p>
        </text:list-item>
        <text:list-item>
          <text:p text:style-name="P34">Select the free space and click Continue. </text:p>
        </text:list-item>
        <text:list-item>
          <text:p text:style-name="P34">Click on “Create a new partition.” Click Continue. </text:p>
        </text:list-item>
        <text:list-item>
          <text:p text:style-name="P34">Since this partition will be used as a Physical Volume for LVM, it is okay to use all available space on the disk. Click Continue. </text:p>
        </text:list-item>
        <text:list-item>
          <text:p text:style-name="P34">Click on "Logical". Click Continue. </text:p>
        </text:list-item>
        <text:list-item>
          <text:p text:style-name="P34">Click on “Use as.” Continue. </text:p>
        </text:list-item>
        <text:list-item>
          <text:p text:style-name="P34">Select “physical volume for LVM.” If you prefer installing the system on an encrypted LVM (recommended), select “physical volume for encryption.” Scroll to “Done setting up the partition.” Click Continue. </text:p>
        </text:list-item>
        <text:list-item>
          <text:p text:style-name="P34">With the PV created, scroll to “Configure the Logical Volume Manager” to create the Volume Group (VG). Click Continue. </text:p>
        </text:list-item>
        <text:list-item>
          <text:p text:style-name="P34">At the "Write the changes to disks and configure LVM" prompt answer "Yes". Note the partition number of the boot partition (partition #5). That piece of information will come in handy several steps ahead. Click Continue. </text:p>
        </text:list-item>
        <text:list-item>
          <text:p text:style-name="P34">Scroll to “Create volume group.” Click Continue. </text:p>
        </text:list-item>
        <text:list-item>
          <text:p text:style-name="P34">Give the Volume Group a name. Any name will do. The shorter the better. Capitalization is optional. <text:s/>I <text:soft-page-break/>called mine "HU" Continue. </text:p>
        </text:list-item>
        <text:list-item>
          <text:p text:style-name="P74"><text:span text:style-name="T4">These are all the partitions on the disk. Which one will be made a member of the VG? Only a Physical Volume qualifies to be included in a VG. In this example, that will be /dev/sda6, the Physical Volume that was created earlier. Select /dev/sda6 and click Continue. </text:span></text:p>
        </text:list-item>
        <text:list-item>
          <text:p text:style-name="P34">The Volume Group has been created. </text:p>
        </text:list-item>
        <text:list-item>
          <text:p text:style-name="P34">The next task is to create Logical Volumes, which are the equivalents of disk partitions. For this example, only two Logical Volumes will be created: / and swap. You can create more if you like, but for a desktop system, those two should be all you need to create during installation. </text:p>
        </text:list-item>
        <text:list-item>
          <text:p text:style-name="P34">Click on "Create logical volume" and click Continue. </text:p>
        </text:list-item>
        <text:list-item>
          <text:p text:style-name="P34">The first step in creating a Logical Volume (LV), is to identify the Volume Group the disk space for the LV will be taken from. Click on "HU" and click Continue. </text:p>
        </text:list-item>
        <text:list-item>
          <text:p text:style-name="P34">The first LV will be for /. Like the VG’s name, the names for the LVs can be anything you feel comfortable with. For ease of management, it is better to use a name that reminds you of the mount point of the LV). I like to name the LV that will be used for / as "root" and "swap" for that which will be used for swap. </text:p>
        </text:list-item>
        <text:list-item>
          <text:p text:style-name="P34">Name the Logical Volume "root". Click Continue. </text:p>
        </text:list-item>
        <text:list-item>
          <text:p text:style-name="P34">How much disk space should be allocated to this "root" LV? I used 494 GB for the / partition. Click Continue. </text:p>
        </text:list-item>
        <text:list-item>
          <text:p text:style-name="P34">Click on "Create logical volume" and click Continue. </text:p>
        </text:list-item>
        <text:list-item>
          <text:p text:style-name="P34">Name the Logical Volume "swap". Click Continue. </text:p>
        </text:list-item>
        <text:list-item>
          <text:p text:style-name="P34">How much disk space should be allocated to this "swap" LV? I used the remainder of the FREE SPACE (14 GB) for the swap partition. Click Continue. </text:p>
        </text:list-item>
        <text:list-item>
          <text:p text:style-name="P34">Scroll to “Finish.” Click Continue. </text:p>
        </text:list-item>
        <text:list-item>
          <text:p text:style-name="P34">The last task in creating LVs is to specify a file system and mount points. So, select the first (largest) LV, and click Continue. </text:p>
        </text:list-item>
        <text:list-item>
          <text:p text:style-name="P34">Scroll to “Use as” to specify a file system for the / partition. The default on Debian 6 is "Ext3 journaling file system". You can stick with that or choose any other available journaling file system. Click Continue. </text:p>
        </text:list-item>
        <text:list-item>
          <text:p text:style-name="P34">Scroll to “Mount point” and choose the mount point of "/" for the LV. Then scroll to “Done setting up the partition.” Click Continue. </text:p>
        </text:list-item>
        <text:list-item>
          <text:p text:style-name="P34">Select the second (smallest) LV, and click Continue. </text:p>
        </text:list-item>
        <text:list-item>
          <text:p text:style-name="P34">Scroll to “Use as” to specify "swap". Click Continue. </text:p>
        </text:list-item>
        <text:list-item>
          <text:p text:style-name="P34">Scroll to “Done setting up the partition.” Continue. </text:p>
        </text:list-item>
        <text:list-item>
          <text:p text:style-name="P34">Scroll to “Finish partitioning and write changes to disk.” Continue. </text:p>
        </text:list-item>
        <text:list-item>
          <text:p text:style-name="P34">Debian 6 uses GRUB 2 as the bootloader, and will attempt to install it on the Master Boot Record (MBR) of the hard disk. Note, however, that installing GRUB in the MBR when you are attempting to dual-boot with Windows will overwrite Windows boot files. This is not the recommended approach. It is better to install it in the boot partition of the Debian installation. So, select "No" and click Continue. </text:p>
        </text:list-item>
        <text:list-item>
          <text:p text:style-name="P34">All the steps involved in this tutorial are important, but this one is especially so. Remember the partition number of the boot partition? For this example, the boot partition is /dev/sda5. The partition number is, therefore, 5. The device to specify for installing GRUB, in GRUB’s syntax, is (hd0,5). The 0 is the first hard disk and the 5, the partition number. Click Continue. </text:p>
        </text:list-item>
        <text:list-item>
          <text:p text:style-name="P34">Continue with the rest of the installation. When completed, the system will reboot into Windows. This is expected. </text:p>
        </text:list-item>
        <text:list-item>
          <text:p text:style-name="P34">The final task is to add an entry for Debian 6 in Windows’ boot menu. The easiest tool I know of to do that is EasyBCD, a free application from NeoSmart Technologies. You may download the latest version here: http://neosmart.net/dl.php?id=1 </text:p>
        </text:list-item>
        <text:list-item>
          <text:p text:style-name="P34">Install EasyBCD and launch it. </text:p>
        </text:list-item>
        <text:list-item>
          <text:p text:style-name="P34">This is the main tab of EasyBCD. It shows the only entry in the boot menu. Click on Add New Entry. </text:p>
        </text:list-item>
        <text:list-item>
          <text:p text:style-name="P34"><text:soft-page-break/>On the Add New Entry tab, click on the Linux/BSD tab in the upper part of the window. Debian 6 uses GRUB 2, so select “GRUB 2″ from the Type menu. Edit the Name field to Debian, then click on the Add Entry button. Click on Edit boot Menu. </text:p>
        </text:list-item>
        <text:list-item>
          <text:p text:style-name="P34">Here are the two entries. Windows is the default. You can change the order if you want to. Exit EasyBCD and reboot. </text:p>
        </text:list-item>
        <text:list-item>
          <text:p text:style-name="P34">To be sure that it works, boot into Debian. It should if you followed all the steps as suggested. Note that if you attempt to boot into Debian, you will next encounter the GRUB menu.</text:p>
          <text:p text:style-name="P34"><text:span text:style-name="T7"/></text:p>
        </text:list-item>
      </text:list>
      <text:p text:style-name="P10"><text:span text:style-name="T120">D</text:span><text:span text:style-name="T1">. </text:span><text:span text:style-name="T29">From a Root Terminal, e</text:span><text:span text:style-name="T1">dit </text:span><text:span text:style-name="T76">/etc/apt/sources.list</text:span><text:span text:style-name="T1"> and add:</text:span></text:p>
      <text:p text:style-name="P10"><text:span text:style-name="T1"><text:tab/></text:span><text:span text:style-name="T118">For 32bit OS:</text:span></text:p>
      <text:p text:style-name="P26"># FreeEMS Toolchain</text:p>
      <text:p text:style-name="P26">deb http://debs.diyefi.org css-debs binary</text:p>
      <text:p text:style-name="P16"/>
      <text:p text:style-name="P12"><text:span text:style-name="T120">E</text:span><text:span text:style-name="T1">. </text:span><text:span text:style-name="T29">From a Root Terminal, e</text:span><text:span text:style-name="T1">dit </text:span><text:span text:style-name="T76">/etc/sudoers</text:span><text:span text:style-name="T1"> and add your user under root.</text:span></text:p>
      <text:p text:style-name="P16"/>
      <text:p text:style-name="P12"><text:span text:style-name="T120">F</text:span><text:span text:style-name="T1">. </text:span><text:span text:style-name="T29">From a Root Terminal, e</text:span><text:span text:style-name="T1">dit </text:span><text:span text:style-name="T76">/etc/group</text:span><text:span text:style-name="T1"> and add your username to:</text:span></text:p>
      <text:p text:style-name="P27">tty, dialout, sudo, operator, users, iocard and staff<text:line-break/><text:span text:style-name="T113">You may not have all of these, only add your username after the groups that exist on your system.</text:span></text:p>
      <text:p text:style-name="P17"/>
      <text:p text:style-name="P10"><text:span text:style-name="T120">G</text:span><text:span text:style-name="T29">.</text:span><text:span text:style-name="T1"> This will require a reboot to assign the permissions, so do that now.</text:span></text:p>
      <text:p text:style-name="P17"/>
      <text:p text:style-name="P10"><text:span text:style-name="T120">H</text:span><text:span text:style-name="T1">. </text:span><text:span text:style-name="T119">Open a Terminal window (not a Root Terminal) and u</text:span><text:span text:style-name="T1">pdate apt's database and install upgraded system files:</text:span></text:p>
      <text:p text:style-name="P25"><text:span text:style-name="T47">$ </text:span><text:span text:style-name="T1">sudo apt-get update</text:span></text:p>
      <text:p text:style-name="P25"><text:span text:style-name="T47">$ </text:span><text:span text:style-name="T1">sudo apt-get upgrade</text:span></text:p>
      <text:p text:style-name="P17"/>
      <text:p text:style-name="P10"><text:span text:style-name="T120">I</text:span><text:span text:style-name="T1">. Install the tools necessary for MegaTunix:</text:span></text:p>
      <text:p text:style-name="P24"><text:span text:style-name="T47">$ </text:span><text:span text:style-name="T1">sudo apt-get install pkg-config libtool intltool libgtkglext1-dev g++ gcc flex </text:span></text:p>
      <text:p text:style-name="P24"><text:span text:style-name="T59">$ sudo apt-get install </text:span><text:span text:style-name="T1">bison glade libglade2-dev make git-core gdb automake1.9</text:span></text:p>
      <text:p text:style-name="P17"/>
      <text:p text:style-name="P10"><text:span text:style-name="T120">J</text:span><text:span text:style-name="T1">. Install the FreeEMS Toolchain so you can compile the firmware:</text:span></text:p>
      <text:p text:style-name="P1"><text:span text:style-name="T1"><text:tab/></text:span><text:span text:style-name="T54">$ </text:span><text:span text:style-name="T53">sudo apt-get install freeems-toolchain cutecom</text:span></text:p>
      <text:p text:style-name="P17"/>
      <text:p text:style-name="P1"><text:span text:style-name="T39">K</text:span><text:span text:style-name="T33">. Install linux-headers:</text:span></text:p>
      <text:p text:style-name="P1"><text:span text:style-name="T1"><text:tab/></text:span><text:span text:style-name="T54">$ </text:span><text:span text:style-name="T53">sudo apt-get install linux-headers-2.6.32-5-686</text:span></text:p>
      <text:p text:style-name="P17"/>
      <text:p text:style-name="P10"><text:span text:style-name="T120">L</text:span><text:span text:style-name="T1">. Install QT4</text:span></text:p>
      <text:p text:style-name="P1"><text:span text:style-name="T1"><text:tab/></text:span><text:span text:style-name="T54">$ </text:span><text:span text:style-name="T53">sudo apt-get update &amp;&amp; sudo apt-get install qt4-qmake libqt4-dev</text:span></text:p>
      <text:p text:style-name="P17"/>
      <text:p text:style-name="P10"><text:span text:style-name="T120">M</text:span><text:span text:style-name="T1">. Now the system should be ready to </text:span><text:span text:style-name="T45">compile MegaTunix, FreeEMS, FreeEMS-Loader and qserialport</text:span><text:span text:style-name="T1">!</text:span></text:p>
      <text:p text:style-name="P17"/>
      <text:p text:style-name="P10"><text:span text:style-name="T120">N</text:span><text:span text:style-name="T1">. Create a git directory in your home directory:</text:span></text:p>
      <text:p text:style-name="P1"><text:span text:style-name="T1"><text:tab/></text:span><text:span text:style-name="T54">$ </text:span><text:span text:style-name="T53">mkdir ~/git</text:span></text:p>
      <text:p text:style-name="P17"/>
      <text:p text:style-name="P10"><text:span text:style-name="T120">O</text:span><text:span text:style-name="T1">. Change to your new git directory:</text:span></text:p>
      <text:p text:style-name="P1"><text:span text:style-name="T1"><text:tab/></text:span><text:span text:style-name="T54">$ </text:span><text:span text:style-name="T53">cd ~/git</text:span></text:p>
      <text:p text:style-name="P17"/>
      <text:p text:style-name="P10"><text:span text:style-name="T120">P</text:span><text:span text:style-name="T1">. Clone the git repositories for qserialport, freeems-loader, MegaTunix and freeems-vanilla</text:span></text:p>
      <text:p text:style-name="P3"><text:span text:style-name="T1"><text:tab/></text:span><text:span text:style-name="T47">$ </text:span><text:span text:style-name="T1">git clone git://gitorious.org/inbiza-labs/qserialport.git</text:span></text:p>
      <text:p text:style-name="P3"><text:soft-page-break/><text:span text:style-name="T1"><text:tab/></text:span><text:span text:style-name="T47">$ </text:span><text:span text:style-name="T1">git clone git://github.com/seank/freeems-loader.git</text:span></text:p>
      <text:p text:style-name="P3"><text:span text:style-name="T1"><text:tab/></text:span><text:span text:style-name="T47">$ </text:span><text:span text:style-name="T1">git clone git://github.com/djandruczyk/MegaTunix.git</text:span></text:p>
      <text:p text:style-name="P3"><text:span text:style-name="T1"><text:tab/></text:span><text:span text:style-name="T47">$ </text:span><text:span text:style-name="T1">git clone git://github.com/fredcooke/freeems-vanilla.git</text:span></text:p>
      <text:p text:style-name="P17"/>
      <text:p text:style-name="P10"><text:span text:style-name="T120">Q</text:span><text:span text:style-name="T1">. This creates a directory within the git directory named after each repository such as:</text:span></text:p>
      <text:p text:style-name="P5"><text:tab/>~/git/qserialport<text:tab/></text:p>
      <text:p text:style-name="P5"><text:tab/>~/git/freeems-loader</text:p>
      <text:p text:style-name="P5"><text:tab/>~/git/MegaTunix</text:p>
      <text:p text:style-name="P5"><text:tab/>~/git/freeems-vanilla</text:p>
      <text:p text:style-name="P17"/>
      <text:p text:style-name="P10"><text:span text:style-name="T120">R</text:span><text:span text:style-name="T1">. Start with qserialport since we need it for SeanK's freeems-loader to communicate with the serial port:</text:span></text:p>
      <text:p text:style-name="P1"><text:span text:style-name="T1"><text:tab/></text:span><text:span text:style-name="T54">$ </text:span><text:span text:style-name="T53">cd ~/git/qserialport</text:span></text:p>
      <text:p text:style-name="P3"><text:span text:style-name="T1"><text:tab/></text:span><text:span text:style-name="T47">$ </text:span><text:span text:style-name="T1">./configure</text:span></text:p>
      <text:p text:style-name="P3"><text:span text:style-name="T1"><text:tab/></text:span><text:span text:style-name="T47">$ </text:span><text:span text:style-name="T1">make</text:span></text:p>
      <text:p text:style-name="P3"><text:span text:style-name="T1"><text:tab/></text:span><text:span text:style-name="T47">$ </text:span><text:span text:style-name="T1">sudo make install</text:span></text:p>
      <text:p text:style-name="P3"><text:span text:style-name="T1"><text:tab/></text:span><text:span text:style-name="T47">$ </text:span><text:span text:style-name="T1">sudo /sbin/ldconfig</text:span></text:p>
      <text:p text:style-name="P17"/>
      <text:p text:style-name="P10"><text:span text:style-name="T120">S</text:span><text:span text:style-name="T1">. Next compile freeems-loader:</text:span></text:p>
      <text:p text:style-name="P1"><text:span text:style-name="T1"><text:tab/></text:span><text:span text:style-name="T54">$ </text:span><text:span text:style-name="T53">cd ~/git/freeems-loader/src</text:span></text:p>
      <text:p text:style-name="P3"><text:span text:style-name="T1"><text:tab/></text:span><text:span text:style-name="T47">$ </text:span><text:span text:style-name="T1">qmake &amp;&amp; make all</text:span></text:p>
      <text:p text:style-name="P17"/>
      <text:p text:style-name="P10"><text:span text:style-name="T120">T</text:span><text:span text:style-name="T1">. Create a Gnome menu item for FreeEMS-Loader:</text:span></text:p>
      <text:p text:style-name="P5"><text:tab/>Click on System&gt;Preferences&gt;Main Menu</text:p>
      <text:p text:style-name="P5"><text:tab/>Click on the "New Menu" button and call the new menu "FreeEMS".</text:p>
      <text:p text:style-name="P17"/>
      <text:p text:style-name="P10"><text:span text:style-name="T120">U</text:span><text:span text:style-name="T1">. Create an application called "FreeEMS-Loader":</text:span></text:p>
      <text:p text:style-name="P5"><text:tab/>Click on "FreeEMS" and then click on the "New Item" button,</text:p>
      <text:p text:style-name="P6"><text:tab/>The Type is "Application", for the Name type in "FreeEMS-Loader" and browse for </text:p>
      <text:p text:style-name="P2"><text:span text:style-name="T1"><text:tab/>"~/git/freeems-loader/</text:span><text:span text:style-name="T46">src/</text:span><text:span text:style-name="T1">Freeems-Loader", then click OK.</text:span></text:p>
      <text:p text:style-name="P17"/>
      <text:p text:style-name="P1">V<text:span text:style-name="T33">. Compile MegaTunix:</text:span></text:p>
      <text:p text:style-name="P1"><text:span text:style-name="T1"><text:tab/></text:span><text:span text:style-name="T54">$ </text:span><text:span text:style-name="T53">cd ~/git/MegaTunix</text:span></text:p>
      <text:p text:style-name="P3"><text:span text:style-name="T1"><text:tab/></text:span><text:span text:style-name="T47">$ </text:span><text:span text:style-name="T1">./autogen.sh</text:span></text:p>
      <text:p text:style-name="P3"><text:span text:style-name="T1"><text:tab/></text:span><text:span text:style-name="T47">$ </text:span><text:span text:style-name="T1">make</text:span></text:p>
      <text:p text:style-name="P3"><text:span text:style-name="T1"><text:tab/></text:span><text:span text:style-name="T47">$ </text:span><text:span text:style-name="T1">sudo make install</text:span></text:p>
      <text:p text:style-name="P3"><text:span text:style-name="T1"><text:tab/></text:span><text:span text:style-name="T47">$ </text:span><text:span text:style-name="T1">sudo /sbin/ldconfig</text:span></text:p>
      <text:p text:style-name="P17"/>
      <text:p text:style-name="P10"><text:span text:style-name="T120">W</text:span><text:span text:style-name="T1">. Compile FreeEMS Firmware:</text:span></text:p>
      <text:p text:style-name="P1"><text:span text:style-name="T1"><text:tab/></text:span><text:span text:style-name="T54">$ </text:span><text:span text:style-name="T53">cd ~/git/freeems-vanilla/src</text:span></text:p>
      <text:p text:style-name="P4"><text:tab/>make <text:span text:style-name="T73">s19</text:span></text:p>
      <text:p text:style-name="P17"/>
      <text:p text:style-name="P10"><text:span text:style-name="T120">X</text:span><text:span text:style-name="T1">. FreeEMS firmware can be found at:</text:span></text:p>
      <text:p text:style-name="P1"><text:span text:style-name="T1"><text:tab/></text:span><text:span text:style-name="T54">$ </text:span><text:span text:style-name="T53">cd ~/git/freeems-vanilla/src/firmware</text:span></text:p>
      <text:p text:style-name="P17"/>
      <text:p text:style-name="P10"><text:span text:style-name="T120">Y</text:span><text:span text:style-name="T1">. freeems.serial.monitor.s19 is located in:</text:span></text:p>
      <text:p text:style-name="P5"><text:tab/>~/git/freeems-vanilla/lib</text:p>
      <text:p text:style-name="P17"/>
      <text:p text:style-name="P10"><text:span text:style-name="T120">Z</text:span><text:span text:style-name="T1">. Install libusb:</text:span></text:p>
      <text:p text:style-name="P1"><text:span text:style-name="T1"><text:tab/></text:span><text:span text:style-name="T54">$ </text:span><text:span text:style-name="T53">sudo apt-get install libusb-0.1.4 libusb-1.0-0 libusb-1.0-0-dev libusb-dev</text:span></text:p>
      <text:p text:style-name="P17"/>
      <text:p text:style-name="P10"><text:soft-page-break/><text:span text:style-name="T120">AA</text:span><text:span text:style-name="T1">. To get libusb devices to run without being "root":</text:span></text:p>
      <text:list xml:id="list522988237" text:style-name="L3">
        <text:list-item>
          <text:p text:style-name="P36"><text:span text:style-name="T84">Plug in your USB device and r</text:span><text:span text:style-name="T1">un:</text:span></text:p>
          <text:list>
            <text:list-header>
              <text:p text:style-name="P36"><text:span text:style-name="T55">$ </text:span><text:span text:style-name="T53">dmesg | tail</text:span></text:p>
              <text:p text:style-name="P36"><text:span text:style-name="T1">to find IDVendor and IDProduct </text:span><text:span text:style-name="T48">of your USB device.</text:span></text:p>
            </text:list-header>
          </text:list>
        </text:list-item>
        <text:list-item>
          <text:p text:style-name="P38">Example output:</text:p>
          <text:list>
            <text:list-header>
              <text:p text:style-name="P39">[49182.484111] usb 2-4: New USB device found, idVendor=0425, idProduct=1000</text:p>
              <text:p text:style-name="P38">Modify /etc/udev/udev.conf and ensure that it at least has following settings-</text:p>
              <text:p text:style-name="P37"><text:span text:style-name="T54">$ </text:span><text:span text:style-name="T53">sudo gedit /etc/udev/udev.conf</text:span><text:span text:style-name="T1"><text:tab/><text:tab/></text:span></text:p>
              <text:p text:style-name="P40">udev_root="/dev/"</text:p>
              <text:p text:style-name="P40">udev_db="/dev/.udevdb"</text:p>
              <text:p text:style-name="P39"># udev_rules="/etc/udev/rules.d/"</text:p>
              <text:p text:style-name="P39"># udev_permissions="/etc/udev/permissions.d/"</text:p>
              <text:p text:style-name="P39">default_mode="0660"</text:p>
              <text:p text:style-name="P39">udev_log="err"</text:p>
            </text:list-header>
          </text:list>
        </text:list-item>
        <text:list-item>
          <text:p text:style-name="P38">Create USB udev rule:</text:p>
          <text:list>
            <text:list-header>
              <text:p text:style-name="P37"><text:span text:style-name="T54">$ sudo </text:span><text:span text:style-name="T53">cat &gt; /etc/udev/rules.d/23-usb.rules &lt;&lt; "EOF"</text:span></text:p>
              <text:p text:style-name="P41"># Set group ownership for raw USB devices</text:p>
              <text:p text:style-name="P42"># This is for the TBDML</text:p>
              <text:p text:style-name="P39">ACTION=="add", SUBSYSTEM=="usb", SYSFS{idVendor}=="0425", SYSFS{idProduct}=="1000", ENV{DEVTYPE}=="usb_device", GROUP="dialout", MODE="0660", SYMLINK+="tbdml-%k"</text:p>
              <text:p text:style-name="P43">#This is for the Saleae Logic Analyzer </text:p>
              <text:p text:style-name="P43">ACTION=="add", SUBSYSTEM=="usb", SYSFS{idVendor}=="0925", SYSFS{idProduct}=="3881", ENV{DEVTYPE}=="usb_device", GROUP="dialout", MODE="0660", SYMLINK+="saleae-%k"</text:p>
              <text:p text:style-name="P39">EOF</text:p>
            </text:list-header>
          </text:list>
        </text:list-item>
        <text:list-item>
          <text:p text:style-name="P38">Kill and Respawn udev deamon and run the newly created rules:</text:p>
          <text:list>
            <text:list-header>
              <text:p text:style-name="P37"><text:span text:style-name="T53">$ </text:span><text:span text:style-name="T54">sudo </text:span><text:span text:style-name="T53">skill ude</text:span><text:span text:style-name="T57">v</text:span><text:span text:style-name="T53">d</text:span></text:p>
              <text:p text:style-name="P37"><text:span text:style-name="T53">$ </text:span><text:span text:style-name="T54">sudo </text:span><text:span text:style-name="T53">/sbin/udevd -d<text:line-break/></text:span></text:p>
            </text:list-header>
          </text:list>
        </text:list-item>
      </text:list>
      <text:p text:style-name="P1">B<text:span text:style-name="T33">B</text:span><text:span text:style-name="T33">. Download hcs12mem from:</text:span></text:p>
      <text:p text:style-name="P1"><text:span text:style-name="T1"><text:tab/></text:span><text:a xlink:type="simple" xlink:href="http://sourceforge.net/projects/hcs12mem/files/latest/download"><text:span text:style-name="T33">http://sourceforge.net/projects/hcs12mem/files/latest/download</text:span></text:a></text:p>
      <text:p text:style-name="P1"><text:span text:style-name="T33"><text:tab/></text:span><text:span text:style-name="T74">I have not been able to get hcs12mem to program the freeems.serial.monitor.s19 file onto a blank <text:tab/>HC12S(X) MCU as of the writing of this how-to. <text:s/>This is considered a work in progress.</text:span></text:p>
      <text:list xml:id="list578747104" text:style-name="L4">
        <text:list-item>
          <text:p text:style-name="P71"><text:span text:style-name="T5">Install </text:span><text:span text:style-name="T7">hcs12mem-1.4.1-linux.deb</text:span><text:span text:style-name="T5"> with GDebi Package Installer. </text:span><text:span text:style-name="T10">This file will be located in ~/Downloads/</text:span></text:p>
        </text:list-item>
      </text:list>
      <text:p text:style-name="P17"/>
      <text:p text:style-name="P10"><text:span text:style-name="T120">CC</text:span><text:span text:style-name="T1">. Copy the Freescale mc9s12xdp512.dat file to the library for hcs12mem:</text:span></text:p>
      <text:p text:style-name="P1"><text:span text:style-name="T1"><text:tab/></text:span><text:span text:style-name="T54">$ </text:span><text:span text:style-name="T53">sudo cp ~/git/freeems-vanilla/bin/mc9s12xdp512.dat /usr/local/share/hcs12mem/mc9s12xdp512.dat</text:span></text:p>
      <text:p text:style-name="P18"/>
      <text:p text:style-name="P14"><text:span text:style-name="T39">DD</text:span><text:span text:style-name="T33">. </text:span><text:span text:style-name="T40">Connect the TBDML USB programmer to the USB port of your PC and connect the BDM cable to the BDM connector on the Freescale Microprocessor </text:span><text:span text:style-name="T41">(MCU)</text:span><text:span text:style-name="T40">. </text:span><text:span text:style-name="T50"><text:s/></text:span><text:span text:style-name="T51">The TBDML adapter is only used to program the Serial Monitor program onto the Freescale Microprocessor so that we can communicate with either the FreeEMS-Loader or the MegaTunix-Loader.</text:span></text:p>
      <text:p text:style-name="P18"/>
      <text:p text:style-name="P67"><text:span text:style-name="T120">EE</text:span><text:span text:style-name="T50">. </text:span><text:span text:style-name="T1">Test hcs12mem operation to query the Freescale </text:span><text:span text:style-name="T86">MCU</text:span><text:span text:style-name="T1">:</text:span></text:p>
      <text:p text:style-name="P1"><text:span text:style-name="T1"><text:tab/></text:span><text:span text:style-name="T54">$ </text:span><text:span text:style-name="T53">hcs12mem -i tbdml -t mc9s12xdp512</text:span></text:p>
      <text:p text:style-name="P5"/>
      <text:p text:style-name="P5"><text:tab/>You should see output like this:</text:p>
      <text:p text:style-name="P1"><text:span text:style-name="T1"><text:tab/></text:span><text:span text:style-name="T58">andy@DeuceEMS:~/hcs12mem$ hcs12mem -i tbdml -t mc9s12xdp512</text:span></text:p>
      <text:p text:style-name="P7"><text:tab/>hcs12mem: Freescale S12 MCU memory loader V1.4.1 (C) 2005-2007 Michal Konieczny <text:tab/>&lt;mk@cml.mfk.net.pl&gt;</text:p>
      <text:p text:style-name="P7"/>
      <text:p text:style-name="P7"><text:soft-page-break/><text:tab/>target info &lt;single chip MC9S12XDP512 MCU&gt;</text:p>
      <text:p text:style-name="P7"><text:tab/>target mcu &lt;MC9S12XDP512&gt; family &lt;S12X&gt;</text:p>
      <text:p text:style-name="P7"><text:tab/>USB device USB version &lt;1.1&gt; VID &lt;0x0425&gt; PID &lt;0x1000&gt; device release &lt;0.0.1&gt;</text:p>
      <text:p text:style-name="P7"><text:tab/>USB device manufacturer &lt;Freescale&gt; product &lt;TurboBDM Light v0.1&gt;</text:p>
      <text:p text:style-name="P7"><text:tab/>USB device config &lt;#1&gt; power &lt;bus&gt; max current &lt;300mA&gt;</text:p>
      <text:p text:style-name="P7"><text:tab/>TBDML hardware version &lt;1.0&gt; firmware version &lt;0.3&gt;</text:p>
      <text:p text:style-name="P7"><text:tab/>TBDML detected target frequency &lt;16.000 MHz&gt;</text:p>
      <text:p text:style-name="P7"><text:tab/>BDM status &lt;enabled,active,secured&gt; clock &lt;bus&gt;</text:p>
      <text:p text:style-name="P7"><text:tab/>S12X part id &lt;0xC410&gt; family &lt;XD&gt; memory &lt;512kB&gt; mask &lt;1.0&gt;</text:p>
      <text:p text:style-name="P7"><text:tab/>S12X part security &lt;unsecured&gt; backdoor key &lt;enabled&gt;</text:p>
      <text:p text:style-name="P7"><text:tab/>S12X register space &lt;2kB&gt; address range &lt;0x0000-0x07FF&gt;</text:p>
      <text:p text:style-name="P7"><text:tab/>S12X RAM size &lt;32kB&gt; space &lt;12kB&gt; address range &lt;0x1000-0x3FFF&gt;</text:p>
      <text:p text:style-name="P7"><text:tab/>S12X FLASH module &lt;FTX512K4&gt; size &lt;512kB&gt; state &lt;enabled&gt; ROMHM &lt;no&gt;</text:p>
      <text:p text:style-name="P7"><text:tab/>S12X FLASH block &lt;0&gt; protection all &lt;off&gt; high area &lt;2kB&gt; low area &lt;off&gt;</text:p>
      <text:p text:style-name="P7"><text:tab/>S12X FLASH block &lt;1&gt; protection all &lt;off&gt; high area &lt;2kB&gt; low area &lt;off&gt;</text:p>
      <text:p text:style-name="P7"><text:tab/>S12X FLASH block &lt;2&gt; protection all &lt;off&gt; high area &lt;2kB&gt; low area &lt;off&gt;</text:p>
      <text:p text:style-name="P7"><text:tab/>S12X FLASH block &lt;3&gt; protection all &lt;off&gt; high area &lt;2kB&gt; low area &lt;off&gt;</text:p>
      <text:p text:style-name="P17"/>
      <text:p text:style-name="P67"><text:span text:style-name="T121">FF</text:span><text:span text:style-name="T1">. Test Erasing the entire Flash memory to default the Freescale </text:span><text:span text:style-name="T86">MCU</text:span><text:span text:style-name="T1">:</text:span></text:p>
      <text:p text:style-name="P8"><text:span text:style-name="T1"><text:tab/></text:span><text:span text:style-name="T52">$ </text:span><text:span text:style-name="T53">hcs12mem -i tbdml -t mc9s12xdp512 –flash-erase</text:span><text:span text:style-name="T56">-unsecure</text:span><text:span text:style-name="T53"> </text:span></text:p>
      <text:p text:style-name="P28"><text:span text:style-name="T60">***</text:span><text:span text:style-name="T61">If you run t</text:span><text:span text:style-name="T60">his </text:span><text:span text:style-name="T62">command and </text:span><text:span text:style-name="T60">the CPU go</text:span><text:span text:style-name="T62">es</text:span><text:span text:style-name="T60"> into Secured mode. <text:s/>Boot into Windows 7 and run “HiWave Debugger” and Unsecure the CPU. </text:span></text:p>
      <text:p text:style-name="P19"/>
      <text:p text:style-name="P68"><text:span text:style-name="T122">GG</text:span>. I used a TBDML to connect the MCU to the HiWave Debugger, I have included a link to my github repository where you can find the information to make your own as well as the driver for Windows XP 32-bit, Vista 32-bit and Windows 7 32-bit editions.</text:p>
      <text:list xml:id="list351953861" text:style-name="L5">
        <text:list-item>
          <text:p text:style-name="P72"><text:span text:style-name="T11">Download my TBDML-12f-GPL repository from </text:span><text:a xlink:type="simple" xlink:href="https://github.com/DeuceEFI/TBDML-12f-GPL"><text:span text:style-name="T11">https://github.com/DeuceEFI/TBDML-12f-GPL</text:span></text:a></text:p>
        </text:list-item>
        <text:list-item>
          <text:p text:style-name="P44">Follow the instructions in Daniel Malík's instructional PDF to build a TBDML and install the included 32-bit driver.</text:p>
          <text:p text:style-name="P75"/>
          <text:p text:style-name="P76"><text:span text:style-name="T28">HH</text:span><text:span text:style-name="T5">. Program the Freescale </text:span><text:span text:style-name="T12">MCU</text:span><text:span text:style-name="T5"> with the Serial Monitor program </text:span><text:span text:style-name="T13">by:</text:span></text:p>
        </text:list-item>
      </text:list>
      <text:list xml:id="list1360144048" text:style-name="L6">
        <text:list-item>
          <text:p text:style-name="P45">Boot back into Windows 7 and run HiWave - Debugger</text:p>
        </text:list-item>
        <text:list-item>
          <text:p text:style-name="P45">Click on TDBML <text:span text:style-name="T69">HCS12</text:span></text:p>
        </text:list-item>
        <text:list-item>
          <text:p text:style-name="P48">Click on Unsecure</text:p>
        </text:list-item>
        <text:list-item>
          <text:p text:style-name="P48">Click on TDBML HCS12</text:p>
        </text:list-item>
        <text:list-item>
          <text:p text:style-name="P49">Click on Flash</text:p>
        </text:list-item>
        <text:list-item>
          <text:p text:style-name="P50">Click on Load</text:p>
        </text:list-item>
        <text:list-item>
          <text:p text:style-name="P52"><text:span text:style-name="T64">Choose “freeems.serial.monitor.s19”, </text:span><text:span text:style-name="T65">click on Open.</text:span><text:span text:style-name="T53"> </text:span></text:p>
        </text:list-item>
        <text:list-item>
          <text:p text:style-name="P51"><text:span text:style-name="T1">Click on </text:span><text:span text:style-name="T70">Close.</text:span></text:p>
        </text:list-item>
      </text:list>
      <text:p text:style-name="P17"/>
      <text:p text:style-name="P67"><text:span text:style-name="T122">II</text:span><text:span text:style-name="T1">. Reset the Freescale </text:span><text:span text:style-name="T86">MCU</text:span><text:span text:style-name="T1"> to Normal Mode:</text:span></text:p>
      <text:list xml:id="list768361479" text:style-name="L7">
        <text:list-item>
          <text:p text:style-name="P46">Click on TDBML <text:span text:style-name="T69">HCS12</text:span></text:p>
        </text:list-item>
        <text:list-item>
          <text:p text:style-name="P46">Click on “Reset to Normal Mode”</text:p>
        </text:list-item>
        <text:list-item>
          <text:p text:style-name="P46">Exit HiWave Debugger.</text:p>
        </text:list-item>
      </text:list>
      <text:p text:style-name="P19"/>
      <text:p text:style-name="P69"><text:span text:style-name="T122">JJ</text:span><text:span text:style-name="T49">. </text:span><text:span text:style-name="T63">Boot back into Debian </text:span><text:span text:style-name="T122">OR Ubuntu</text:span><text:span text:style-name="T63">.</text:span></text:p>
      <text:p text:style-name="P20"/>
      <text:p text:style-name="P9"><text:span text:style-name="T42">KK</text:span><text:span text:style-name="T32">. </text:span>Open <text:span text:style-name="T32">cutecom</text:span>, click on the “Hex Output” check box, <text:span text:style-name="T68">to the right of “</text:span><text:span text:style-name="T36">Send file...</text:span><text:span text:style-name="T68">” button, make sure “Plain” is selected and in the other box make sure “LF line end” is selected</text:span>.</text:p>
      <text:list xml:id="list1166531533" text:style-name="L8">
        <text:list-item>
          <text:p text:style-name="P47">Set it up to use device /dev/ttyF0 or /dev/ttyS0 or /dev/ttyUSB0 (which ever you are using)</text:p>
        </text:list-item>
        <text:list-item>
          <text:p text:style-name="P47"><text:soft-page-break/>The Serial Monitor uses 115200 baud, 8 data bits, 1 stop bit, no parity.</text:p>
        </text:list-item>
        <text:list-item>
          <text:p text:style-name="P53"><text:span text:style-name="T49">Connect a serial cable to the FreeEMS </text:span><text:span text:style-name="T88">MCU</text:span><text:span text:style-name="T49">.</text:span></text:p>
        </text:list-item>
        <text:list-item>
          <text:p text:style-name="P54"><text:span text:style-name="T63">Click “Open Device”, </text:span><text:span text:style-name="T66">click on the “</text:span><text:span text:style-name="T68">Send file...</text:span><text:span text:style-name="T66">” </text:span><text:span text:style-name="T68">button</text:span><text:span text:style-name="T63"> and </text:span><text:span text:style-name="T68">select the file “serial.mon.reset”</text:span></text:p>
        </text:list-item>
        <text:list-item>
          <text:p text:style-name="P55"><text:span text:style-name="T66">I</text:span><text:span text:style-name="T63">t should respond back with: </text:span><text:span text:style-name="T34">e0 08 3e</text:span></text:p>
        </text:list-item>
        <text:list-item>
          <text:p text:style-name="P56">This means that the Serial Monitor program is running. <text:s/></text:p>
        </text:list-item>
        <text:list-item>
          <text:p text:style-name="P56"><text:span text:style-name="T78">Close out of </text:span><text:span text:style-name="T35">cutecom</text:span><text:span text:style-name="T78">.</text:span></text:p>
        </text:list-item>
      </text:list>
      <text:p text:style-name="P21"/>
      <text:p text:style-name="P70"><text:span text:style-name="T122">LL</text:span>. To load the FreeEMS firmware <text:span text:style-name="T82">onto your MCU</text:span>, open FreeEMS-Loader <text:span text:style-name="T82">and do the following:</text:span></text:p>
      <text:list xml:id="list1453613562" text:style-name="L9">
        <text:list-item>
          <text:p text:style-name="P58"><text:span text:style-name="T66">Ch</text:span><text:span text:style-name="T49">ange the Run/Load switch to Load </text:span><text:span text:style-name="T66">on the </text:span><text:span text:style-name="T79">either the Technological Arts board </text:span><text:span text:style-name="T82">and press the RESET button </text:span><text:span text:style-name="T37">OR</text:span><text:span text:style-name="T79"> </text:span><text:span text:style-name="T81">install the shorting jumper on the Load/Run header on </text:span><text:span text:style-name="T79">the Jaguar</text:span><text:span text:style-name="T66"> </text:span><text:span text:style-name="T80">PCB</text:span><text:span text:style-name="T66"> </text:span><text:span text:style-name="T82">and power cycle the PCB </text:span><text:span text:style-name="T66">to tell the Serial Monitor program to accept an incoming file.</text:span><text:span text:style-name="T82"> </text:span></text:p>
        </text:list-item>
        <text:list-item>
          <text:p text:style-name="P57">In FreeEMS-Loader, click on the “Connect” button.</text:p>
        </text:list-item>
        <text:list-item>
          <text:p text:style-name="P60">Click on the “Open File” button, select the FreeEMS .s19 firmware file <text:span text:style-name="T77">you want to load </text:span>and click on the “Open” button.</text:p>
        </text:list-item>
        <text:list-item>
          <text:p text:style-name="P59"><text:span text:style-name="T67">Click on the “Load” button. <text:s/>It will now load the file onto the </text:span><text:span text:style-name="T80">MCU</text:span><text:span text:style-name="T67">.</text:span></text:p>
        </text:list-item>
        <text:list-item>
          <text:p text:style-name="P61">Click on the “Close/Rst” button.</text:p>
        </text:list-item>
        <text:list-item>
          <text:p text:style-name="P62"><text:span text:style-name="T82">Close FreeEMS-Loader and remember to change the </text:span><text:span text:style-name="T83">Load/Run switch back to Run on the TA board and press the RESET button or remove the Load/Run shorting jumper on the Jaguar PCB and power cycle the PCB.</text:span></text:p>
        </text:list-item>
      </text:list>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text-properties style:font-name="FreeSans" fo:font-size="10pt" style:font-size-asian="8.75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2-02-21T16:43:17</dc:date>
    <meta:editing-duration>PT11H22M57S</meta:editing-duration>
    <meta:editing-cycles>87</meta:editing-cycles>
    <meta:document-statistic meta:table-count="0" meta:image-count="0" meta:object-count="0" meta:page-count="8" meta:paragraph-count="216" meta:word-count="3072" meta:character-count="19111"/>
  </office:meta>
</office:document-meta>
</file>